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3" style:family="paragraph" style:parent-style-name="Standard">
      <style:text-properties style:text-position="0% 100%" fo:language="ru" fo:country="RU" officeooo:rsid="1327ae62" officeooo:paragraph-rsid="24df0cfd"/>
    </style:style>
    <style:style style:name="P4"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3f475baa" officeooo:paragraph-rsid="3f475baa"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3f486055" officeooo:paragraph-rsid="3f49dc46"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3f5acdb3" officeooo:paragraph-rsid="3f5acdb3"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3f5d98da" officeooo:paragraph-rsid="3f6f05bb"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3f708ae5" officeooo:paragraph-rsid="3f9b8da6"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3fa0e047" officeooo:paragraph-rsid="3fa0e047"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3fa2b966" officeooo:paragraph-rsid="3fb5becb"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3fb69f71" officeooo:paragraph-rsid="3fb69f71"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3fb9e104" officeooo:paragraph-rsid="3fb9e104"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16" style:family="paragraph" style:parent-style-name="Standard">
      <style:text-properties style:text-position="0% 100%" fo:language="ru" fo:country="RU" fo:font-style="italic" style:text-underline-style="none" fo:font-weight="normal" officeooo:rsid="3fa2b966" officeooo:paragraph-rsid="3fa2b966" style:font-style-asian="italic" style:font-weight-asian="normal" style:font-style-complex="italic" style:font-weight-complex="normal"/>
    </style:style>
    <style:style style:name="P17" style:family="paragraph" style:parent-style-name="Standard">
      <style:text-properties style:text-position="0% 100%" style:font-name="Liberation Serif1" fo:language="ru" fo:country="RU" fo:font-style="normal" style:text-underline-style="none" fo:font-weight="normal" officeooo:rsid="0019f43d" officeooo:paragraph-rsid="3b5ea860" style:font-style-asian="normal" style:font-weight-asian="normal" style:font-style-complex="normal" style:font-weight-complex="normal"/>
    </style:style>
    <style:style style:name="P18" style:family="paragraph" style:parent-style-name="Standard">
      <style:text-properties style:text-position="0% 100%" style:font-name="Liberation Serif1" fo:language="ru" fo:country="RU" fo:font-style="normal" style:text-underline-style="none" fo:font-weight="normal" officeooo:rsid="0019f43d" officeooo:paragraph-rsid="3b64f932" style:font-style-asian="normal" style:font-weight-asian="normal" style:font-style-complex="normal" style:font-weight-complex="normal"/>
    </style:style>
    <style:style style:name="P19" style:family="paragraph" style:parent-style-name="Standard">
      <style:text-properties style:text-position="0% 100%" style:font-name="Liberation Serif1" fo:language="ru" fo:country="RU" fo:font-style="normal" style:text-underline-style="none" fo:font-weight="normal" officeooo:rsid="0019f43d" officeooo:paragraph-rsid="3b65820d" style:font-style-asian="normal" style:font-weight-asian="normal" style:font-style-complex="normal" style:font-weight-complex="normal"/>
    </style:style>
    <style:style style:name="P20" style:family="paragraph" style:parent-style-name="Standard">
      <style:text-properties style:text-position="0% 100%" style:font-name="Liberation Serif1" fo:language="ru" fo:country="RU" fo:font-style="normal" style:text-underline-style="none" fo:font-weight="normal" officeooo:rsid="0019f43d" officeooo:paragraph-rsid="3ba46896" style:font-style-asian="normal" style:font-weight-asian="normal" style:font-style-complex="normal" style:font-weight-complex="normal"/>
    </style:style>
    <style:style style:name="P21" style:family="paragraph" style:parent-style-name="Standard">
      <style:text-properties style:text-position="0% 100%" style:font-name="Liberation Serif1" fo:language="ru" fo:country="RU" fo:font-style="normal" style:text-underline-style="none" fo:font-weight="normal" officeooo:rsid="0019f43d" officeooo:paragraph-rsid="3ba9efab" style:font-style-asian="normal" style:font-weight-asian="normal" style:font-style-complex="normal" style:font-weight-complex="normal"/>
    </style:style>
    <style:style style:name="P22" style:family="paragraph" style:parent-style-name="Standard">
      <style:text-properties style:text-position="0% 100%" style:font-name="Liberation Serif1" fo:language="ru" fo:country="RU" fo:font-style="normal" style:text-underline-style="none" fo:font-weight="normal" officeooo:rsid="0019f43d" officeooo:paragraph-rsid="3bacfbaa" style:font-style-asian="normal" style:font-weight-asian="normal" style:font-style-complex="normal" style:font-weight-complex="normal"/>
    </style:style>
    <style:style style:name="P23" style:family="paragraph" style:parent-style-name="Standard">
      <style:text-properties style:text-position="0% 100%" style:font-name="Liberation Serif1" fo:language="ru" fo:country="RU" fo:font-style="normal" style:text-underline-style="none" fo:font-weight="normal" officeooo:rsid="0019f43d" officeooo:paragraph-rsid="3c17c497" style:font-style-asian="normal" style:font-weight-asian="normal" style:font-style-complex="normal" style:font-weight-complex="normal"/>
    </style:style>
    <style:style style:name="P24" style:family="paragraph" style:parent-style-name="Standard">
      <style:text-properties style:text-position="0% 100%" style:font-name="Liberation Serif1" fo:language="ru" fo:country="RU" fo:font-style="normal" style:text-underline-style="none" fo:font-weight="normal" officeooo:rsid="0019f43d" officeooo:paragraph-rsid="3c3cccb7" style:font-style-asian="normal" style:font-weight-asian="normal" style:font-style-complex="normal" style:font-weight-complex="normal"/>
    </style:style>
    <style:style style:name="P25" style:family="paragraph" style:parent-style-name="Standard">
      <style:text-properties style:text-position="0% 100%" style:font-name="Liberation Serif1" fo:language="ru" fo:country="RU" fo:font-style="normal" style:text-underline-style="none" fo:font-weight="normal" officeooo:rsid="0019f43d" officeooo:paragraph-rsid="3c5968eb" style:font-style-asian="normal" style:font-weight-asian="normal" style:font-style-complex="normal" style:font-weight-complex="normal"/>
    </style:style>
    <style:style style:name="P26" style:family="paragraph" style:parent-style-name="Standard">
      <style:text-properties style:text-position="0% 100%" style:font-name="Liberation Serif1" fo:language="ru" fo:country="RU" fo:font-style="normal" style:text-underline-style="none" fo:font-weight="normal" officeooo:rsid="0019f43d" officeooo:paragraph-rsid="3e3c6ace" style:font-style-asian="normal" style:font-weight-asian="normal" style:font-style-complex="normal" style:font-weight-complex="normal"/>
    </style:style>
    <style:style style:name="P27" style:family="paragraph" style:parent-style-name="Standard">
      <style:text-properties style:text-position="0% 100%" style:font-name="Liberation Serif1" fo:language="ru" fo:country="RU" fo:font-style="normal" style:text-underline-style="none" fo:font-weight="normal" officeooo:rsid="0019f43d" officeooo:paragraph-rsid="3e430e91" style:font-style-asian="normal" style:font-weight-asian="normal" style:font-style-complex="normal" style:font-weight-complex="normal"/>
    </style:style>
    <style:style style:name="P28" style:family="paragraph" style:parent-style-name="Standard">
      <style:text-properties style:text-position="0% 100%" style:font-name="Liberation Serif1" fo:language="ru" fo:country="RU" fo:font-style="normal" style:text-underline-style="none" fo:font-weight="normal" officeooo:rsid="0019f43d" officeooo:paragraph-rsid="3e4c6b68" style:font-style-asian="normal" style:font-weight-asian="normal" style:font-style-complex="normal" style:font-weight-complex="normal"/>
    </style:style>
    <style:style style:name="P29" style:family="paragraph" style:parent-style-name="Standard">
      <style:text-properties style:text-position="0% 100%" style:font-name="Liberation Serif1" fo:language="ru" fo:country="RU" fo:font-style="normal" style:text-underline-style="none" fo:font-weight="normal" officeooo:rsid="0019f43d" officeooo:paragraph-rsid="3e4fa2cc" style:font-style-asian="normal" style:font-weight-asian="normal" style:font-style-complex="normal" style:font-weight-complex="normal"/>
    </style:style>
    <style:style style:name="P30" style:family="paragraph" style:parent-style-name="Standard">
      <style:text-properties style:text-position="0% 100%" style:font-name="Liberation Serif1" fo:language="ru" fo:country="RU" fo:font-style="normal" style:text-underline-style="none" fo:font-weight="normal" officeooo:rsid="0019f43d" officeooo:paragraph-rsid="3e5e2f4d" style:font-style-asian="normal" style:font-weight-asian="normal" style:font-style-complex="normal" style:font-weight-complex="normal"/>
    </style:style>
    <style:style style:name="P31" style:family="paragraph" style:parent-style-name="Standard">
      <style:text-properties style:text-position="0% 100%" style:font-name="Liberation Serif1" fo:language="ru" fo:country="RU" fo:font-style="normal" style:text-underline-style="none" fo:font-weight="normal" officeooo:rsid="0019f43d" officeooo:paragraph-rsid="3e630a7e" style:font-style-asian="normal" style:font-weight-asian="normal" style:font-style-complex="normal" style:font-weight-complex="normal"/>
    </style:style>
    <style:style style:name="P32" style:family="paragraph" style:parent-style-name="Standard">
      <style:text-properties style:text-position="0% 100%" style:font-name="Liberation Serif1" fo:language="ru" fo:country="RU" fo:font-style="normal" style:text-underline-style="none" fo:font-weight="normal" officeooo:rsid="0019f43d" officeooo:paragraph-rsid="3e634d91" style:font-style-asian="normal" style:font-weight-asian="normal" style:font-style-complex="normal" style:font-weight-complex="normal"/>
    </style:style>
    <style:style style:name="P33" style:family="paragraph" style:parent-style-name="Standard">
      <style:text-properties style:text-position="0% 100%" style:font-name="Liberation Serif1" fo:language="ru" fo:country="RU" fo:font-style="normal" style:text-underline-style="none" fo:font-weight="normal" officeooo:rsid="0019f43d" officeooo:paragraph-rsid="3e639bb4" style:font-style-asian="normal" style:font-weight-asian="normal" style:font-style-complex="normal" style:font-weight-complex="normal"/>
    </style:style>
    <style:style style:name="P34" style:family="paragraph" style:parent-style-name="Standard">
      <style:text-properties style:text-position="0% 100%" style:font-name="Liberation Serif1" fo:language="ru" fo:country="RU" fo:font-style="normal" style:text-underline-style="none" fo:font-weight="normal" officeooo:rsid="0019f43d" officeooo:paragraph-rsid="3eaf073d" style:font-style-asian="normal" style:font-weight-asian="normal" style:font-style-complex="normal" style:font-weight-complex="normal"/>
    </style:style>
    <style:style style:name="P35" style:family="paragraph" style:parent-style-name="Standard">
      <style:text-properties style:text-position="0% 100%" style:font-name="Liberation Serif1" fo:language="ru" fo:country="RU" fo:font-style="normal" style:text-underline-style="none" fo:font-weight="normal" officeooo:rsid="0019f43d" officeooo:paragraph-rsid="3eb71f73" style:font-style-asian="normal" style:font-weight-asian="normal" style:font-style-complex="normal" style:font-weight-complex="normal"/>
    </style:style>
    <style:style style:name="P36" style:family="paragraph" style:parent-style-name="Standard">
      <style:text-properties style:text-position="0% 100%" style:font-name="Liberation Serif1" fo:language="ru" fo:country="RU" fo:font-style="normal" style:text-underline-style="none" fo:font-weight="normal" officeooo:rsid="0019f43d" officeooo:paragraph-rsid="3e9a58db" style:font-style-asian="normal" style:font-weight-asian="normal" style:font-style-complex="normal" style:font-weight-complex="normal"/>
    </style:style>
    <style:style style:name="P37" style:family="paragraph" style:parent-style-name="Standard">
      <style:text-properties style:text-position="0% 100%" style:font-name="Liberation Serif1" fo:language="ru" fo:country="RU" fo:font-style="normal" style:text-underline-style="none" fo:font-weight="normal" officeooo:rsid="0019f43d" officeooo:paragraph-rsid="3ec5468e" style:font-style-asian="normal" style:font-weight-asian="normal" style:font-style-complex="normal" style:font-weight-complex="normal"/>
    </style:style>
    <style:style style:name="P38" style:family="paragraph" style:parent-style-name="Standard">
      <style:text-properties style:text-position="0% 100%" style:font-name="Liberation Serif1" fo:language="ru" fo:country="RU" fo:font-style="normal" style:text-underline-style="none" fo:font-weight="normal" officeooo:rsid="0019f43d" officeooo:paragraph-rsid="3ed2e971" style:font-style-asian="normal" style:font-weight-asian="normal" style:font-style-complex="normal" style:font-weight-complex="normal"/>
    </style:style>
    <style:style style:name="P39" style:family="paragraph" style:parent-style-name="Standard">
      <style:text-properties style:text-position="0% 100%" style:font-name="Liberation Serif1" fo:language="ru" fo:country="RU" fo:font-style="normal" style:text-underline-style="none" fo:font-weight="normal" officeooo:rsid="0019f43d" officeooo:paragraph-rsid="3ed38965" style:font-style-asian="normal" style:font-weight-asian="normal" style:font-style-complex="normal" style:font-weight-complex="normal"/>
    </style:style>
    <style:style style:name="P40" style:family="paragraph" style:parent-style-name="Standard">
      <style:text-properties style:text-position="0% 100%" style:font-name="Liberation Serif1" fo:language="ru" fo:country="RU" fo:font-style="normal" style:text-underline-style="none" fo:font-weight="normal" officeooo:rsid="0019f43d" officeooo:paragraph-rsid="3ee643e5" style:font-style-asian="normal" style:font-weight-asian="normal" style:font-style-complex="normal" style:font-weight-complex="normal"/>
    </style:style>
    <style:style style:name="P41" style:family="paragraph" style:parent-style-name="Standard">
      <style:text-properties style:text-position="0% 100%" style:font-name="Liberation Serif1" fo:language="ru" fo:country="RU" fo:font-style="normal" style:text-underline-style="none" fo:font-weight="normal" officeooo:rsid="0019f43d" officeooo:paragraph-rsid="3f062ac2" style:font-style-asian="normal" style:font-weight-asian="normal" style:font-style-complex="normal" style:font-weight-complex="normal"/>
    </style:style>
    <style:style style:name="P42" style:family="paragraph" style:parent-style-name="Standard">
      <style:text-properties style:text-position="0% 100%" style:font-name="Liberation Serif1" fo:language="ru" fo:country="RU" fo:font-style="normal" style:text-underline-style="none" fo:font-weight="normal" officeooo:rsid="0019f43d" officeooo:paragraph-rsid="3f065641" style:font-style-asian="normal" style:font-weight-asian="normal" style:font-style-complex="normal" style:font-weight-complex="normal"/>
    </style:style>
    <style:style style:name="P43" style:family="paragraph" style:parent-style-name="Standard">
      <style:text-properties style:text-position="0% 100%" style:font-name="Liberation Serif1" fo:language="ru" fo:country="RU" fo:font-style="normal" style:text-underline-style="none" fo:font-weight="normal" officeooo:rsid="0019f43d" officeooo:paragraph-rsid="3f11ae44" style:font-style-asian="normal" style:font-weight-asian="normal" style:font-style-complex="normal" style:font-weight-complex="normal"/>
    </style:style>
    <style:style style:name="P44" style:family="paragraph" style:parent-style-name="Standard">
      <style:text-properties style:text-position="0% 100%" style:font-name="Liberation Serif1" fo:language="ru" fo:country="RU" fo:font-style="normal" style:text-underline-style="none" fo:font-weight="normal" officeooo:rsid="0019f43d" officeooo:paragraph-rsid="3f154e1b" style:font-style-asian="normal" style:font-weight-asian="normal" style:font-style-complex="normal" style:font-weight-complex="normal"/>
    </style:style>
    <style:style style:name="P45" style:family="paragraph" style:parent-style-name="Standard">
      <style:text-properties style:text-position="0% 100%" style:font-name="Liberation Serif1" fo:language="ru" fo:country="RU" fo:font-style="normal" style:text-underline-style="none" fo:font-weight="normal" officeooo:rsid="0019f43d" officeooo:paragraph-rsid="3f27ca6e" style:font-style-asian="normal" style:font-weight-asian="normal" style:font-style-complex="normal" style:font-weight-complex="normal"/>
    </style:style>
    <style:style style:name="P46"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47" style:family="paragraph" style:parent-style-name="Standard">
      <style:text-properties style:text-position="0% 100%" style:font-name="Liberation Serif1" fo:language="ru" fo:country="RU" fo:font-style="normal" style:text-underline-style="none" fo:font-weight="normal" officeooo:rsid="38a92101" officeooo:paragraph-rsid="3f11ae44" style:font-style-asian="normal" style:font-weight-asian="normal" style:font-style-complex="normal" style:font-weight-complex="normal"/>
    </style:style>
    <style:style style:name="P48" style:family="paragraph" style:parent-style-name="Standard">
      <style:text-properties style:text-position="0% 100%" style:font-name="Liberation Serif1" fo:language="ru" fo:country="RU" fo:font-style="normal" style:text-underline-style="none" fo:font-weight="normal" officeooo:rsid="38a92101" officeooo:paragraph-rsid="3f16eb60" style:font-style-asian="normal" style:font-weight-asian="normal" style:font-style-complex="normal" style:font-weight-complex="normal"/>
    </style:style>
    <style:style style:name="P49" style:family="paragraph" style:parent-style-name="Standard">
      <style:text-properties style:text-position="0% 100%" style:font-name="Liberation Serif1" fo:language="ru" fo:country="RU" fo:font-style="normal" style:text-underline-style="none" fo:font-weight="normal" officeooo:rsid="3b4e8f5a" officeooo:paragraph-rsid="3b4e8f5a" style:font-style-asian="normal" style:font-weight-asian="normal" style:font-style-complex="normal" style:font-weight-complex="normal"/>
    </style:style>
    <style:style style:name="P50" style:family="paragraph" style:parent-style-name="Standard">
      <style:text-properties style:text-position="0% 100%" style:font-name="Liberation Serif1" fo:language="ru" fo:country="RU" fo:font-style="normal" style:text-underline-style="none" fo:font-weight="normal" officeooo:rsid="3b61fd20" officeooo:paragraph-rsid="3b61fd20" style:font-style-asian="normal" style:font-weight-asian="normal" style:font-style-complex="normal" style:font-weight-complex="normal"/>
    </style:style>
    <style:style style:name="P51" style:family="paragraph" style:parent-style-name="Standard">
      <style:text-properties style:text-position="0% 100%" style:font-name="Liberation Serif1" fo:language="ru" fo:country="RU" fo:font-style="normal" style:text-underline-style="none" fo:font-weight="normal" officeooo:rsid="3b7251b0" officeooo:paragraph-rsid="3b7251b0" style:font-style-asian="normal" style:font-weight-asian="normal" style:font-style-complex="normal" style:font-weight-complex="normal"/>
    </style:style>
    <style:style style:name="P52" style:family="paragraph" style:parent-style-name="Standard">
      <style:text-properties style:text-position="0% 100%" style:font-name="Liberation Serif1" fo:language="ru" fo:country="RU" fo:font-style="normal" style:text-underline-style="none" fo:font-weight="normal" officeooo:rsid="3b7393fd" officeooo:paragraph-rsid="3b7393fd" style:font-style-asian="normal" style:font-weight-asian="normal" style:font-style-complex="normal" style:font-weight-complex="normal"/>
    </style:style>
    <style:style style:name="P53" style:family="paragraph" style:parent-style-name="Standard">
      <style:text-properties style:text-position="0% 100%" style:font-name="Liberation Serif1" fo:language="ru" fo:country="RU" fo:font-style="normal" style:text-underline-style="none" fo:font-weight="normal" officeooo:rsid="3b7cfd2d" officeooo:paragraph-rsid="3b8e8bb1" style:font-style-asian="normal" style:font-weight-asian="normal" style:font-style-complex="normal" style:font-weight-complex="normal"/>
    </style:style>
    <style:style style:name="P54" style:family="paragraph" style:parent-style-name="Standard">
      <style:text-properties style:text-position="0% 100%" style:font-name="Liberation Serif1" fo:language="ru" fo:country="RU" fo:font-style="normal" style:text-underline-style="none" fo:font-weight="normal" officeooo:rsid="3b922b22" officeooo:paragraph-rsid="3b9ffce1" style:font-style-asian="normal" style:font-weight-asian="normal" style:font-style-complex="normal" style:font-weight-complex="normal"/>
    </style:style>
    <style:style style:name="P55" style:family="paragraph" style:parent-style-name="Standard">
      <style:text-properties style:text-position="0% 100%" style:font-name="Liberation Serif1" fo:language="ru" fo:country="RU" fo:font-style="normal" style:text-underline-style="none" fo:font-weight="normal" officeooo:rsid="3baee71b" officeooo:paragraph-rsid="3baee71b" style:font-style-asian="normal" style:font-weight-asian="normal" style:font-style-complex="normal" style:font-weight-complex="normal"/>
    </style:style>
    <style:style style:name="P56" style:family="paragraph" style:parent-style-name="Standard">
      <style:text-properties style:text-position="0% 100%" style:font-name="Liberation Serif1" fo:language="ru" fo:country="RU" fo:font-style="normal" style:text-underline-style="none" fo:font-weight="normal" officeooo:rsid="3baee71b" officeooo:paragraph-rsid="3be563f0" style:font-style-asian="normal" style:font-weight-asian="normal" style:font-style-complex="normal" style:font-weight-complex="normal"/>
    </style:style>
    <style:style style:name="P57" style:family="paragraph" style:parent-style-name="Standard">
      <style:text-properties style:text-position="0% 100%" style:font-name="Liberation Serif1" fo:language="ru" fo:country="RU" fo:font-style="normal" style:text-underline-style="none" fo:font-weight="normal" officeooo:rsid="3bea1c48" officeooo:paragraph-rsid="3bea1c48" style:font-style-asian="normal" style:font-weight-asian="normal" style:font-style-complex="normal" style:font-weight-complex="normal"/>
    </style:style>
    <style:style style:name="P58" style:family="paragraph" style:parent-style-name="Standard">
      <style:text-properties style:text-position="0% 100%" style:font-name="Liberation Serif1" fo:language="ru" fo:country="RU" fo:font-style="normal" style:text-underline-style="none" fo:font-weight="normal" officeooo:rsid="3bf7d74f" officeooo:paragraph-rsid="3bf7d74f" style:font-style-asian="normal" style:font-weight-asian="normal" style:font-style-complex="normal" style:font-weight-complex="normal"/>
    </style:style>
    <style:style style:name="P59" style:family="paragraph" style:parent-style-name="Standard">
      <style:text-properties style:text-position="0% 100%" style:font-name="Liberation Serif1" fo:language="ru" fo:country="RU" fo:font-style="normal" style:text-underline-style="none" fo:font-weight="normal" officeooo:rsid="3c093825" officeooo:paragraph-rsid="3c17b840" style:font-style-asian="normal" style:font-weight-asian="normal" style:font-style-complex="normal" style:font-weight-complex="normal"/>
    </style:style>
    <style:style style:name="P60" style:family="paragraph" style:parent-style-name="Standard">
      <style:text-properties style:text-position="0% 100%" style:font-name="Liberation Serif1" fo:language="ru" fo:country="RU" fo:font-style="normal" style:text-underline-style="none" fo:font-weight="normal" officeooo:rsid="3c19b556" officeooo:paragraph-rsid="3c19b556" style:font-style-asian="normal" style:font-weight-asian="normal" style:font-style-complex="normal" style:font-weight-complex="normal"/>
    </style:style>
    <style:style style:name="P61" style:family="paragraph" style:parent-style-name="Standard">
      <style:text-properties style:text-position="0% 100%" style:font-name="Liberation Serif1" fo:language="ru" fo:country="RU" fo:font-style="normal" style:text-underline-style="none" fo:font-weight="normal" officeooo:rsid="3c41b7dc" officeooo:paragraph-rsid="3c41b7dc" style:font-style-asian="normal" style:font-weight-asian="normal" style:font-style-complex="normal" style:font-weight-complex="normal"/>
    </style:style>
    <style:style style:name="P62" style:family="paragraph" style:parent-style-name="Standard">
      <style:text-properties style:text-position="0% 100%" style:font-name="Liberation Serif1" fo:language="ru" fo:country="RU" fo:font-style="normal" style:text-underline-style="none" fo:font-weight="normal" officeooo:rsid="3c4e08fd" officeooo:paragraph-rsid="3c4e08fd" style:font-style-asian="normal" style:font-weight-asian="normal" style:font-style-complex="normal" style:font-weight-complex="normal"/>
    </style:style>
    <style:style style:name="P63" style:family="paragraph" style:parent-style-name="Standard">
      <style:text-properties style:text-position="0% 100%" style:font-name="Liberation Serif1" fo:language="ru" fo:country="RU" fo:font-style="normal" style:text-underline-style="none" fo:font-weight="normal" officeooo:rsid="3c524096" officeooo:paragraph-rsid="3c524096" style:font-style-asian="normal" style:font-weight-asian="normal" style:font-style-complex="normal" style:font-weight-complex="normal"/>
    </style:style>
    <style:style style:name="P64" style:family="paragraph" style:parent-style-name="Standard">
      <style:text-properties style:text-position="0% 100%" style:font-name="Liberation Serif1" fo:language="ru" fo:country="RU" fo:font-style="normal" style:text-underline-style="none" fo:font-weight="normal" officeooo:rsid="3c5cfff1" officeooo:paragraph-rsid="3c5cfff1" style:font-style-asian="normal" style:font-weight-asian="normal" style:font-style-complex="normal" style:font-weight-complex="normal"/>
    </style:style>
    <style:style style:name="P65" style:family="paragraph" style:parent-style-name="Standard">
      <style:text-properties style:text-position="0% 100%" style:font-name="Liberation Serif1" fo:language="ru" fo:country="RU" fo:font-style="normal" style:text-underline-style="none" fo:font-weight="normal" officeooo:rsid="3c5d80fa" officeooo:paragraph-rsid="3c6de9fe" style:font-style-asian="normal" style:font-weight-asian="normal" style:font-style-complex="normal" style:font-weight-complex="normal"/>
    </style:style>
    <style:style style:name="P66" style:family="paragraph" style:parent-style-name="Standard">
      <style:text-properties style:text-position="0% 100%" style:font-name="Liberation Serif1" fo:language="ru" fo:country="RU" fo:font-style="normal" style:text-underline-style="none" fo:font-weight="normal" officeooo:rsid="3be563f0" officeooo:paragraph-rsid="3be563f0" style:font-style-asian="normal" style:font-weight-asian="normal" style:font-style-complex="normal" style:font-weight-complex="normal"/>
    </style:style>
    <style:style style:name="P67" style:family="paragraph" style:parent-style-name="Standard">
      <style:text-properties style:text-position="0% 100%" style:font-name="Liberation Serif1" fo:language="ru" fo:country="RU" fo:font-style="normal" style:text-underline-style="none" fo:font-weight="normal" officeooo:rsid="3c7096d6" officeooo:paragraph-rsid="3c756aa9" style:font-style-asian="normal" style:font-weight-asian="normal" style:font-style-complex="normal" style:font-weight-complex="normal"/>
    </style:style>
    <style:style style:name="P68" style:family="paragraph" style:parent-style-name="Standard">
      <style:text-properties style:text-position="0% 100%" style:font-name="Liberation Serif1" fo:language="ru" fo:country="RU" fo:font-style="normal" style:text-underline-style="none" fo:font-weight="normal" officeooo:rsid="3c841c9c" officeooo:paragraph-rsid="3c924c65" style:font-style-asian="normal" style:font-weight-asian="normal" style:font-style-complex="normal" style:font-weight-complex="normal"/>
    </style:style>
    <style:style style:name="P69" style:family="paragraph" style:parent-style-name="Standard">
      <style:text-properties style:text-position="0% 100%" style:font-name="Liberation Serif1" fo:language="ru" fo:country="RU" fo:font-style="normal" style:text-underline-style="none" fo:font-weight="normal" officeooo:rsid="3ca205a2" officeooo:paragraph-rsid="3ca205a2" style:font-style-asian="normal" style:font-weight-asian="normal" style:font-style-complex="normal" style:font-weight-complex="normal"/>
    </style:style>
    <style:style style:name="P70" style:family="paragraph" style:parent-style-name="Standard">
      <style:text-properties style:text-position="0% 100%" style:font-name="Liberation Serif1" fo:language="ru" fo:country="RU" fo:font-style="normal" style:text-underline-style="none" fo:font-weight="normal" officeooo:rsid="3cb152cf" officeooo:paragraph-rsid="3cb9a0d1" style:font-style-asian="normal" style:font-weight-asian="normal" style:font-style-complex="normal" style:font-weight-complex="normal"/>
    </style:style>
    <style:style style:name="P71" style:family="paragraph" style:parent-style-name="Standard">
      <style:text-properties style:text-position="0% 100%" style:font-name="Liberation Serif1" fo:language="ru" fo:country="RU" fo:font-style="normal" style:text-underline-style="none" fo:font-weight="normal" officeooo:rsid="3cd0b450" officeooo:paragraph-rsid="3cd0b450" style:font-style-asian="normal" style:font-weight-asian="normal" style:font-style-complex="normal" style:font-weight-complex="normal"/>
    </style:style>
    <style:style style:name="P72" style:family="paragraph" style:parent-style-name="Standard">
      <style:text-properties style:text-position="0% 100%" style:font-name="Liberation Serif1" fo:language="ru" fo:country="RU" fo:font-style="normal" style:text-underline-style="none" fo:font-weight="normal" officeooo:rsid="3cd4e164" officeooo:paragraph-rsid="3cdbb6d3" style:font-style-asian="normal" style:font-weight-asian="normal" style:font-style-complex="normal" style:font-weight-complex="normal"/>
    </style:style>
    <style:style style:name="P73" style:family="paragraph" style:parent-style-name="Standard">
      <style:text-properties style:text-position="0% 100%" style:font-name="Liberation Serif1" fo:language="ru" fo:country="RU" fo:font-style="normal" style:text-underline-style="none" fo:font-weight="normal" officeooo:rsid="3cd4e164" officeooo:paragraph-rsid="3cff7c9f" style:font-style-asian="normal" style:font-weight-asian="normal" style:font-style-complex="normal" style:font-weight-complex="normal"/>
    </style:style>
    <style:style style:name="P74" style:family="paragraph" style:parent-style-name="Standard">
      <style:text-properties style:text-position="0% 100%" style:font-name="Liberation Serif1" fo:language="ru" fo:country="RU" fo:font-style="normal" style:text-underline-style="none" fo:font-weight="normal" officeooo:rsid="3cdcf2c1" officeooo:paragraph-rsid="3ce58d2c" style:font-style-asian="normal" style:font-weight-asian="normal" style:font-style-complex="normal" style:font-weight-complex="normal"/>
    </style:style>
    <style:style style:name="P75" style:family="paragraph" style:parent-style-name="Standard">
      <style:text-properties style:text-position="0% 100%" style:font-name="Liberation Serif1" fo:language="ru" fo:country="RU" fo:font-style="normal" style:text-underline-style="none" fo:font-weight="normal" officeooo:rsid="3ce9f0ff" officeooo:paragraph-rsid="3ce9f0ff" style:font-style-asian="normal" style:font-weight-asian="normal" style:font-style-complex="normal" style:font-weight-complex="normal"/>
    </style:style>
    <style:style style:name="P76" style:family="paragraph" style:parent-style-name="Standard">
      <style:paragraph-properties fo:text-align="center" style:justify-single-word="false"/>
      <style:text-properties style:text-position="0% 100%" style:font-name="Liberation Serif1" fo:language="ru" fo:country="RU" fo:font-style="normal" style:text-underline-style="none" fo:font-weight="normal" officeooo:rsid="3d050be6" officeooo:paragraph-rsid="3d050be6" style:font-style-asian="normal" style:font-weight-asian="normal" style:font-style-complex="normal" style:font-weight-complex="normal"/>
    </style:style>
    <style:style style:name="P77" style:family="paragraph" style:parent-style-name="Standard">
      <style:text-properties style:text-position="0% 100%" style:font-name="Liberation Serif1" fo:language="ru" fo:country="RU" fo:font-style="normal" style:text-underline-style="none" fo:font-weight="normal" officeooo:rsid="3c9f62c3" officeooo:paragraph-rsid="3c924c65" style:font-style-asian="normal" style:font-weight-asian="normal" style:font-style-complex="normal" style:font-weight-complex="normal"/>
    </style:style>
    <style:style style:name="P78" style:family="paragraph" style:parent-style-name="Standard">
      <style:text-properties style:text-position="0% 100%" style:font-name="Liberation Serif1" fo:language="ru" fo:country="RU" fo:font-style="normal" style:text-underline-style="none" fo:font-weight="normal" officeooo:rsid="3d06fd08" officeooo:paragraph-rsid="3d1faea6" style:font-style-asian="normal" style:font-weight-asian="normal" style:font-style-complex="normal" style:font-weight-complex="normal"/>
    </style:style>
    <style:style style:name="P79" style:family="paragraph" style:parent-style-name="Standard">
      <style:text-properties style:text-position="0% 100%" style:font-name="Liberation Serif1" fo:language="ru" fo:country="RU" fo:font-style="normal" style:text-underline-style="none" fo:font-weight="normal" officeooo:rsid="3d2f03a9" officeooo:paragraph-rsid="3d2f03a9" style:font-style-asian="normal" style:font-weight-asian="normal" style:font-style-complex="normal" style:font-weight-complex="normal"/>
    </style:style>
    <style:style style:name="P80" style:family="paragraph" style:parent-style-name="Standard">
      <style:text-properties style:text-position="0% 100%" style:font-name="Liberation Serif1" fo:language="ru" fo:country="RU" fo:font-style="normal" style:text-underline-style="none" fo:font-weight="normal" officeooo:rsid="3d316b74" officeooo:paragraph-rsid="3d316b74" style:font-style-asian="normal" style:font-weight-asian="normal" style:font-style-complex="normal" style:font-weight-complex="normal"/>
    </style:style>
    <style:style style:name="P81" style:family="paragraph" style:parent-style-name="Standard">
      <style:text-properties style:text-position="0% 100%" style:font-name="Liberation Serif1" fo:language="ru" fo:country="RU" fo:font-style="normal" style:text-underline-style="none" fo:font-weight="normal" officeooo:rsid="3d31e988" officeooo:paragraph-rsid="3d31e988" style:font-style-asian="normal" style:font-weight-asian="normal" style:font-style-complex="normal" style:font-weight-complex="normal"/>
    </style:style>
    <style:style style:name="P82" style:family="paragraph" style:parent-style-name="Standard">
      <style:text-properties style:text-position="0% 100%" style:font-name="Liberation Serif1" fo:language="ru" fo:country="RU" fo:font-style="normal" style:text-underline-style="none" fo:font-weight="normal" officeooo:rsid="3d336793" officeooo:paragraph-rsid="3d336793" style:font-style-asian="normal" style:font-weight-asian="normal" style:font-style-complex="normal" style:font-weight-complex="normal"/>
    </style:style>
    <style:style style:name="P83" style:family="paragraph" style:parent-style-name="Standard">
      <style:text-properties style:text-position="0% 100%" style:font-name="Liberation Serif1" fo:language="ru" fo:country="RU" fo:font-style="normal" style:text-underline-style="none" fo:font-weight="normal" officeooo:rsid="3d33e700" officeooo:paragraph-rsid="3d33e700" style:font-style-asian="normal" style:font-weight-asian="normal" style:font-style-complex="normal" style:font-weight-complex="normal"/>
    </style:style>
    <style:style style:name="P84" style:family="paragraph" style:parent-style-name="Standard">
      <style:text-properties style:text-position="0% 100%" style:font-name="Liberation Serif1" fo:language="ru" fo:country="RU" fo:font-style="normal" style:text-underline-style="none" fo:font-weight="normal" officeooo:rsid="3d3c8369" officeooo:paragraph-rsid="3d4cc9bf" style:font-style-asian="normal" style:font-weight-asian="normal" style:font-style-complex="normal" style:font-weight-complex="normal"/>
    </style:style>
    <style:style style:name="P85" style:family="paragraph" style:parent-style-name="Standard">
      <style:text-properties style:text-position="0% 100%" style:font-name="Liberation Serif1" fo:language="ru" fo:country="RU" fo:font-style="normal" style:text-underline-style="none" fo:font-weight="normal" officeooo:rsid="3d5560b5" officeooo:paragraph-rsid="3d5560b5" style:font-style-asian="normal" style:font-weight-asian="normal" style:font-style-complex="normal" style:font-weight-complex="normal"/>
    </style:style>
    <style:style style:name="P86" style:family="paragraph" style:parent-style-name="Standard">
      <style:text-properties style:text-position="0% 100%" style:font-name="Liberation Serif1" fo:language="ru" fo:country="RU" fo:font-style="normal" style:text-underline-style="none" fo:font-weight="normal" officeooo:rsid="3d5a45e0" officeooo:paragraph-rsid="3d5a45e0" style:font-style-asian="normal" style:font-weight-asian="normal" style:font-style-complex="normal" style:font-weight-complex="normal"/>
    </style:style>
    <style:style style:name="P87" style:family="paragraph" style:parent-style-name="Standard">
      <style:text-properties style:text-position="0% 100%" style:font-name="Liberation Serif1" fo:language="ru" fo:country="RU" fo:font-style="normal" style:text-underline-style="none" fo:font-weight="normal" officeooo:rsid="3d5bac31" officeooo:paragraph-rsid="3d5bac31" style:font-style-asian="normal" style:font-weight-asian="normal" style:font-style-complex="normal" style:font-weight-complex="normal"/>
    </style:style>
    <style:style style:name="P88" style:family="paragraph" style:parent-style-name="Standard">
      <style:text-properties style:text-position="0% 100%" style:font-name="Liberation Serif1" fo:language="ru" fo:country="RU" fo:font-style="normal" style:text-underline-style="none" fo:font-weight="normal" officeooo:rsid="3d6bf227" officeooo:paragraph-rsid="3d75be22" style:font-style-asian="normal" style:font-weight-asian="normal" style:font-style-complex="normal" style:font-weight-complex="normal"/>
    </style:style>
    <style:style style:name="P89" style:family="paragraph" style:parent-style-name="Standard">
      <style:text-properties style:text-position="0% 100%" style:font-name="Liberation Serif1" fo:language="ru" fo:country="RU" fo:font-style="normal" style:text-underline-style="none" fo:font-weight="normal" officeooo:rsid="3d84fd1f" officeooo:paragraph-rsid="3d84fd1f" style:font-style-asian="normal" style:font-weight-asian="normal" style:font-style-complex="normal" style:font-weight-complex="normal"/>
    </style:style>
    <style:style style:name="P90" style:family="paragraph" style:parent-style-name="Standard">
      <style:text-properties style:text-position="0% 100%" style:font-name="Liberation Serif1" fo:language="ru" fo:country="RU" fo:font-style="normal" style:text-underline-style="none" fo:font-weight="normal" officeooo:rsid="3d8c564a" officeooo:paragraph-rsid="3d8c564a" style:font-style-asian="normal" style:font-weight-asian="normal" style:font-style-complex="normal" style:font-weight-complex="normal"/>
    </style:style>
    <style:style style:name="P91" style:family="paragraph" style:parent-style-name="Standard">
      <style:text-properties style:text-position="0% 100%" style:font-name="Liberation Serif1" fo:language="ru" fo:country="RU" fo:font-style="normal" style:text-underline-style="none" fo:font-weight="normal" officeooo:rsid="3d8eb3b2" officeooo:paragraph-rsid="3d8eb3b2" style:font-style-asian="normal" style:font-weight-asian="normal" style:font-style-complex="normal" style:font-weight-complex="normal"/>
    </style:style>
    <style:style style:name="P92" style:family="paragraph" style:parent-style-name="Standard">
      <style:text-properties style:text-position="0% 100%" style:font-name="Liberation Serif1" fo:language="ru" fo:country="RU" fo:font-style="normal" style:text-underline-style="none" fo:font-weight="normal" officeooo:rsid="3d9720f8" officeooo:paragraph-rsid="3d98d99b" style:font-style-asian="normal" style:font-weight-asian="normal" style:font-style-complex="normal" style:font-weight-complex="normal"/>
    </style:style>
    <style:style style:name="P93" style:family="paragraph" style:parent-style-name="Standard">
      <style:text-properties style:text-position="0% 100%" style:font-name="Liberation Serif1" fo:language="ru" fo:country="RU" fo:font-style="normal" style:text-underline-style="none" fo:font-weight="normal" officeooo:rsid="3da0d3e8" officeooo:paragraph-rsid="3da0d3e8" style:font-style-asian="normal" style:font-weight-asian="normal" style:font-style-complex="normal" style:font-weight-complex="normal"/>
    </style:style>
    <style:style style:name="P94" style:family="paragraph" style:parent-style-name="Standard">
      <style:text-properties style:text-position="0% 100%" style:font-name="Liberation Serif1" fo:language="ru" fo:country="RU" fo:font-style="normal" style:text-underline-style="none" fo:font-weight="normal" officeooo:rsid="3da9056a" officeooo:paragraph-rsid="3dad399e" style:font-style-asian="normal" style:font-weight-asian="normal" style:font-style-complex="normal" style:font-weight-complex="normal"/>
    </style:style>
    <style:style style:name="P95" style:family="paragraph" style:parent-style-name="Standard">
      <style:text-properties style:text-position="0% 100%" style:font-name="Liberation Serif1" fo:language="ru" fo:country="RU" fo:font-style="normal" style:text-underline-style="none" fo:font-weight="normal" officeooo:rsid="3db2332d" officeooo:paragraph-rsid="3dbdf5f9" style:font-style-asian="normal" style:font-weight-asian="normal" style:font-style-complex="normal" style:font-weight-complex="normal"/>
    </style:style>
    <style:style style:name="P96" style:family="paragraph" style:parent-style-name="Standard">
      <style:text-properties style:text-position="0% 100%" style:font-name="Liberation Serif1" fo:language="ru" fo:country="RU" fo:font-style="normal" style:text-underline-style="none" fo:font-weight="normal" officeooo:rsid="3dc9b013" officeooo:paragraph-rsid="3ddd2d99" style:font-style-asian="normal" style:font-weight-asian="normal" style:font-style-complex="normal" style:font-weight-complex="normal"/>
    </style:style>
    <style:style style:name="P97" style:family="paragraph" style:parent-style-name="Standard">
      <style:text-properties style:text-position="0% 100%" style:font-name="Liberation Serif1" fo:language="ru" fo:country="RU" fo:font-style="normal" style:text-underline-style="none" fo:font-weight="normal" officeooo:rsid="3dc9b013" officeooo:paragraph-rsid="3ded7da1" style:font-style-asian="normal" style:font-weight-asian="normal" style:font-style-complex="normal" style:font-weight-complex="normal"/>
    </style:style>
    <style:style style:name="P98" style:family="paragraph" style:parent-style-name="Standard">
      <style:text-properties style:text-position="0% 100%" style:font-name="Liberation Serif1" fo:language="ru" fo:country="RU" fo:font-style="normal" style:text-underline-style="none" fo:font-weight="normal" officeooo:rsid="3df3b16f" officeooo:paragraph-rsid="3df3b16f" style:font-style-asian="normal" style:font-weight-asian="normal" style:font-style-complex="normal" style:font-weight-complex="normal"/>
    </style:style>
    <style:style style:name="P99" style:family="paragraph" style:parent-style-name="Standard">
      <style:text-properties style:text-position="0% 100%" style:font-name="Liberation Serif1" fo:language="ru" fo:country="RU" fo:font-style="normal" style:text-underline-style="none" fo:font-weight="normal" officeooo:rsid="3dfc86dd" officeooo:paragraph-rsid="3dfc86dd" style:font-style-asian="normal" style:font-weight-asian="normal" style:font-style-complex="normal" style:font-weight-complex="normal"/>
    </style:style>
    <style:style style:name="P100" style:family="paragraph" style:parent-style-name="Standard">
      <style:text-properties style:text-position="0% 100%" style:font-name="Liberation Serif1" fo:language="ru" fo:country="RU" fo:font-style="normal" style:text-underline-style="none" fo:font-weight="normal" officeooo:rsid="3e042396" officeooo:paragraph-rsid="3e0701ab" style:font-style-asian="normal" style:font-weight-asian="normal" style:font-style-complex="normal" style:font-weight-complex="normal"/>
    </style:style>
    <style:style style:name="P101" style:family="paragraph" style:parent-style-name="Standard">
      <style:text-properties style:text-position="0% 100%" style:font-name="Liberation Serif1" fo:language="ru" fo:country="RU" fo:font-style="normal" style:text-underline-style="none" fo:font-weight="normal" officeooo:rsid="3e0b5745" officeooo:paragraph-rsid="3e0b5745" style:font-style-asian="normal" style:font-weight-asian="normal" style:font-style-complex="normal" style:font-weight-complex="normal"/>
    </style:style>
    <style:style style:name="P102" style:family="paragraph" style:parent-style-name="Standard">
      <style:text-properties style:text-position="0% 100%" style:font-name="Liberation Serif1" fo:language="ru" fo:country="RU" fo:font-style="normal" style:text-underline-style="none" fo:font-weight="normal" officeooo:rsid="3e0fc0f2" officeooo:paragraph-rsid="3e112e21" style:font-style-asian="normal" style:font-weight-asian="normal" style:font-style-complex="normal" style:font-weight-complex="normal"/>
    </style:style>
    <style:style style:name="P103" style:family="paragraph" style:parent-style-name="Standard">
      <style:text-properties style:text-position="0% 100%" style:font-name="Liberation Serif1" fo:language="ru" fo:country="RU" fo:font-style="normal" style:text-underline-style="none" fo:font-weight="normal" officeooo:rsid="3e0fc0f2" officeooo:paragraph-rsid="3e18e404"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105" style:family="paragraph" style:parent-style-name="Standard">
      <style:text-properties style:text-position="0% 100%" style:font-name="Liberation Serif1" fo:language="ru" fo:country="RU" fo:font-style="normal" style:text-underline-style="none" fo:font-weight="normal" officeooo:rsid="3e1e7e88" officeooo:paragraph-rsid="3e35738a" style:font-style-asian="normal" style:font-weight-asian="normal" style:font-style-complex="normal" style:font-weight-complex="normal"/>
    </style:style>
    <style:style style:name="P106" style:family="paragraph" style:parent-style-name="Standard">
      <style:text-properties style:text-position="0% 100%" style:font-name="Liberation Serif1" fo:language="ru" fo:country="RU" fo:font-style="normal" style:text-underline-style="none" fo:font-weight="normal" officeooo:rsid="3e35738a" officeooo:paragraph-rsid="3e35738a" style:font-style-asian="normal" style:font-weight-asian="normal" style:font-style-complex="normal" style:font-weight-complex="normal"/>
    </style:style>
    <style:style style:name="P107" style:family="paragraph" style:parent-style-name="Standard">
      <style:text-properties style:text-position="0% 100%" style:font-name="Liberation Serif1" fo:language="ru" fo:country="RU" fo:font-style="normal" style:text-underline-style="none" fo:font-weight="normal" officeooo:rsid="3e3bda82" officeooo:paragraph-rsid="3e3c5991" style:font-style-asian="normal" style:font-weight-asian="normal" style:font-style-complex="normal" style:font-weight-complex="normal"/>
    </style:style>
    <style:style style:name="P108" style:family="paragraph" style:parent-style-name="Standard">
      <style:text-propertie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109" style:family="paragraph" style:parent-style-name="Standard">
      <style:text-properties style:text-position="0% 100%" style:font-name="Liberation Serif1" fo:language="ru" fo:country="RU" fo:font-style="normal" style:text-underline-style="none" fo:font-weight="normal" officeooo:rsid="3e65981a" officeooo:paragraph-rsid="3e67d5e4" style:font-style-asian="normal" style:font-weight-asian="normal" style:font-style-complex="normal" style:font-weight-complex="normal"/>
    </style:style>
    <style:style style:name="P110" style:family="paragraph" style:parent-style-name="Standard">
      <style:text-properties style:text-position="0% 100%" style:font-name="Liberation Serif1" fo:language="ru" fo:country="RU" fo:font-style="normal" style:text-underline-style="none" fo:font-weight="normal" officeooo:rsid="3e6d1678" officeooo:paragraph-rsid="3e6d1678" style:font-style-asian="normal" style:font-weight-asian="normal" style:font-style-complex="normal" style:font-weight-complex="normal"/>
    </style:style>
    <style:style style:name="P111" style:family="paragraph" style:parent-style-name="Standard">
      <style:text-properties style:text-position="0% 100%" style:font-name="Liberation Serif1" fo:language="ru" fo:country="RU" fo:font-style="normal" style:text-underline-style="none" fo:font-weight="normal" officeooo:rsid="3e78db53" officeooo:paragraph-rsid="3e79c83b" style:font-style-asian="normal" style:font-weight-asian="normal" style:font-style-complex="normal" style:font-weight-complex="normal"/>
    </style:style>
    <style:style style:name="P112" style:family="paragraph" style:parent-style-name="Standard">
      <style:text-properties style:text-position="0% 100%" style:font-name="Liberation Serif1" fo:language="ru" fo:country="RU" fo:font-style="normal" style:text-underline-style="none" fo:font-weight="normal" officeooo:rsid="3e8312aa" officeooo:paragraph-rsid="3e8312aa" style:font-style-asian="normal" style:font-weight-asian="normal" style:font-style-complex="normal" style:font-weight-complex="normal"/>
    </style:style>
    <style:style style:name="P113" style:family="paragraph" style:parent-style-name="Standard">
      <style:text-properties style:text-position="0% 100%" style:font-name="Liberation Serif1" fo:language="ru" fo:country="RU" fo:font-style="normal" style:text-underline-style="none" fo:font-weight="normal" officeooo:rsid="3e86cc98" officeooo:paragraph-rsid="3e86cc98" style:font-style-asian="normal" style:font-weight-asian="normal" style:font-style-complex="normal" style:font-weight-complex="normal"/>
    </style:style>
    <style:style style:name="P114" style:family="paragraph" style:parent-style-name="Standard">
      <style:text-properties style:text-position="0% 100%" style:font-name="Liberation Serif1" fo:language="ru" fo:country="RU" fo:font-style="normal" style:text-underline-style="none" fo:font-weight="normal" officeooo:rsid="3e8ab1fe" officeooo:paragraph-rsid="3e8ab1fe" style:font-style-asian="normal" style:font-weight-asian="normal" style:font-style-complex="normal" style:font-weight-complex="normal"/>
    </style:style>
    <style:style style:name="P115" style:family="paragraph" style:parent-style-name="Standard">
      <style:text-properties style:text-position="0% 100%" style:font-name="Liberation Serif1" fo:language="ru" fo:country="RU" fo:font-style="normal" style:text-underline-style="none" fo:font-weight="normal" officeooo:rsid="3e925a21" officeooo:paragraph-rsid="3e967b53" style:font-style-asian="normal" style:font-weight-asian="normal" style:font-style-complex="normal" style:font-weight-complex="normal"/>
    </style:style>
    <style:style style:name="P116" style:family="paragraph" style:parent-style-name="Standard">
      <style:text-properties style:text-position="0% 100%" style:font-name="Liberation Serif1" fo:language="ru" fo:country="RU" fo:font-style="normal" style:text-underline-style="none" fo:font-weight="normal" officeooo:rsid="3e9a58db" officeooo:paragraph-rsid="3e9e227c" style:font-style-asian="normal" style:font-weight-asian="normal" style:font-style-complex="normal" style:font-weight-complex="normal"/>
    </style:style>
    <style:style style:name="P117" style:family="paragraph" style:parent-style-name="Standard">
      <style:text-properties style:text-position="0% 100%" style:font-name="Liberation Serif1" fo:language="ru" fo:country="RU" fo:font-style="normal" style:text-underline-style="none" fo:font-weight="normal" officeooo:rsid="3e9f9fb0" officeooo:paragraph-rsid="3ea5c86b" style:font-style-asian="normal" style:font-weight-asian="normal" style:font-style-complex="normal" style:font-weight-complex="normal"/>
    </style:style>
    <style:style style:name="P118" style:family="paragraph" style:parent-style-name="Standard">
      <style:text-properties style:text-position="0% 100%" style:font-name="Liberation Serif1" fo:language="ru" fo:country="RU" fo:font-style="normal" style:text-underline-style="none" fo:font-weight="normal" officeooo:rsid="3ed96d4e" officeooo:paragraph-rsid="3ed96d4e" style:font-style-asian="normal" style:font-weight-asian="normal" style:font-style-complex="normal" style:font-weight-complex="normal"/>
    </style:style>
    <style:style style:name="P119" style:family="paragraph" style:parent-style-name="Standard">
      <style:text-properties style:text-position="0% 100%" style:font-name="Liberation Serif1" fo:language="ru" fo:country="RU" fo:font-style="normal" style:text-underline-style="none" fo:font-weight="normal" officeooo:rsid="3ede47c4" officeooo:paragraph-rsid="3ee2b44e" style:font-style-asian="normal" style:font-weight-asian="normal" style:font-style-complex="normal" style:font-weight-complex="normal"/>
    </style:style>
    <style:style style:name="P120" style:family="paragraph" style:parent-style-name="Standard">
      <style:text-properties style:text-position="0% 100%" style:font-name="Liberation Serif1" fo:language="ru" fo:country="RU" fo:font-style="normal" style:text-underline-style="none" fo:font-weight="normal" officeooo:rsid="3ef81b2c" officeooo:paragraph-rsid="3ef8e552" style:font-style-asian="normal" style:font-weight-asian="normal" style:font-style-complex="normal" style:font-weight-complex="normal"/>
    </style:style>
    <style:style style:name="P121" style:family="paragraph" style:parent-style-name="Standard">
      <style:text-properties style:text-position="0% 100%" style:font-name="Liberation Serif1" fo:language="ru" fo:country="RU" fo:font-style="normal" style:text-underline-style="none" fo:font-weight="normal" officeooo:rsid="3efab9a4" officeooo:paragraph-rsid="3efab9a4" style:font-style-asian="normal" style:font-weight-asian="normal" style:font-style-complex="normal" style:font-weight-complex="normal"/>
    </style:style>
    <style:style style:name="P122" style:family="paragraph" style:parent-style-name="Standard">
      <style:text-properties style:text-position="0% 100%" style:font-name="Liberation Serif1" fo:language="ru" fo:country="RU" fo:font-style="normal" style:text-underline-style="none" fo:font-weight="normal" officeooo:rsid="3effa08d" officeooo:paragraph-rsid="3effa08d" style:font-style-asian="normal" style:font-weight-asian="normal" style:font-style-complex="normal" style:font-weight-complex="normal"/>
    </style:style>
    <style:style style:name="P123" style:family="paragraph" style:parent-style-name="Standard">
      <style:text-properties style:text-position="0% 100%" style:font-name="Liberation Serif1" fo:language="ru" fo:country="RU" fo:font-style="normal" style:text-underline-style="none" fo:font-weight="normal" officeooo:rsid="3f00b5f7" officeooo:paragraph-rsid="3f00b5f7" style:font-style-asian="normal" style:font-weight-asian="normal" style:font-style-complex="normal" style:font-weight-complex="normal"/>
    </style:style>
    <style:style style:name="P124" style:family="paragraph" style:parent-style-name="Standard">
      <style:text-properties style:text-position="0% 100%" style:font-name="Liberation Serif1" fo:language="ru" fo:country="RU" fo:font-style="normal" style:text-underline-style="none" fo:font-weight="normal" officeooo:rsid="3f16eb60" officeooo:paragraph-rsid="3f16eb60" style:font-style-asian="normal" style:font-weight-asian="normal" style:font-style-complex="normal" style:font-weight-complex="normal"/>
    </style:style>
    <style:style style:name="P125" style:family="paragraph" style:parent-style-name="Standard">
      <style:text-properties style:text-position="0% 100%" style:font-name="Liberation Serif1" fo:language="ru" fo:country="RU" fo:font-style="normal" style:text-underline-style="none" fo:font-weight="normal" officeooo:rsid="3f172278" officeooo:paragraph-rsid="3f172278" style:font-style-asian="normal" style:font-weight-asian="normal" style:font-style-complex="normal" style:font-weight-complex="normal"/>
    </style:style>
    <style:style style:name="P126" style:family="paragraph" style:parent-style-name="Standard">
      <style:text-properties style:text-position="0% 100%" style:font-name="Liberation Serif1" fo:language="ru" fo:country="RU" fo:font-style="normal" style:text-underline-style="none" fo:font-weight="normal" officeooo:rsid="3f172278" officeooo:paragraph-rsid="3f27ca6e" style:font-style-asian="normal" style:font-weight-asian="normal" style:font-style-complex="normal" style:font-weight-complex="normal"/>
    </style:style>
    <style:style style:name="P127" style:family="paragraph" style:parent-style-name="Standard">
      <style:text-properties style:text-position="0% 100%" style:font-name="Liberation Serif1" fo:language="ru" fo:country="RU" fo:font-style="normal" style:text-underline-style="none" fo:font-weight="normal" officeooo:rsid="3f2b6ce8" officeooo:paragraph-rsid="3f2b6ce8" style:font-style-asian="normal" style:font-weight-asian="normal" style:font-style-complex="normal" style:font-weight-complex="normal"/>
    </style:style>
    <style:style style:name="P128" style:family="paragraph" style:parent-style-name="Standard">
      <style:text-properties style:text-position="0% 100%" style:font-name="Liberation Serif1" fo:language="ru" fo:country="RU" fo:font-style="normal" style:text-underline-style="none" fo:font-weight="normal" officeooo:rsid="3f3551aa" officeooo:paragraph-rsid="3f3551aa" style:font-style-asian="normal" style:font-weight-asian="normal" style:font-style-complex="normal" style:font-weight-complex="normal"/>
    </style:style>
    <style:style style:name="P129" style:family="paragraph" style:parent-style-name="Standard">
      <style:text-properties style:text-position="0% 100%" style:font-name="Liberation Serif1" fo:language="ru" fo:country="RU" fo:font-style="normal" style:text-underline-style="none" fo:font-weight="normal" officeooo:rsid="3f424396" officeooo:paragraph-rsid="3f424396" style:font-style-asian="normal" style:font-weight-asian="normal" style:font-style-complex="normal" style:font-weight-complex="normal"/>
    </style:style>
    <style:style style:name="P130" style:family="paragraph" style:parent-style-name="Standard">
      <style:text-properties style:text-position="0% 100%" style:font-name="Liberation Serif1" fo:language="ru" fo:country="RU" fo:font-style="normal" style:text-underline-style="none" fo:font-weight="normal" officeooo:rsid="3f424396" officeooo:paragraph-rsid="3f46cd32" style:font-style-asian="normal" style:font-weight-asian="normal" style:font-style-complex="normal" style:font-weight-complex="normal"/>
    </style:style>
    <style:style style:name="P131" style:family="paragraph" style:parent-style-name="Standard">
      <style:text-properties style:text-position="0% 100%" style:font-name="Liberation Serif1" fo:language="ru" fo:country="RU" fo:font-style="normal" style:text-underline-style="none" fo:font-weight="normal" officeooo:rsid="3d4cc9bf" officeooo:paragraph-rsid="3d50d91f" style:font-style-asian="normal" style:font-weight-asian="normal" style:font-style-complex="normal" style:font-weight-complex="normal"/>
    </style:style>
    <style:style style:name="P132" style:family="paragraph" style:parent-style-name="Standard">
      <style:text-properties style:text-position="0% 100%" style:font-name="Liberation Serif1" fo:language="ru" fo:country="RU" fo:font-style="normal" style:text-underline-style="solid" style:text-underline-type="double" style:text-underline-width="auto" style:text-underline-color="font-color" fo:font-weight="normal" officeooo:rsid="3c841c9c" officeooo:paragraph-rsid="3c924c65" style:font-style-asian="normal" style:font-weight-asian="normal" style:font-style-complex="normal" style:font-weight-complex="normal"/>
    </style:style>
    <style:style style:name="P133" style:family="paragraph" style:parent-style-name="Standard">
      <style:text-properties style:text-position="0% 100%" style:font-name="Liberation Serif1" fo:language="ru" fo:country="RU" fo:font-style="italic" style:text-underline-style="none" fo:font-weight="normal" officeooo:rsid="3f16eb60" officeooo:paragraph-rsid="3f16eb60" style:font-style-asian="italic" style:font-weight-asian="normal" style:font-style-complex="italic" style:font-weight-complex="normal"/>
    </style:style>
    <style:style style:name="P134" style:family="paragraph" style:parent-style-name="Standard">
      <style:text-properties style:text-position="0% 100%" style:font-name="Liberation Serif1" fo:language="ru" fo:country="RU" fo:font-style="italic" style:text-underline-style="none" fo:font-weight="normal" officeooo:rsid="3f31c184" officeooo:paragraph-rsid="3f31c184" style:font-style-asian="italic" style:font-weight-asian="normal" style:font-style-complex="italic" style:font-weight-complex="normal"/>
    </style:style>
    <style:style style:name="P135" style:family="paragraph" style:parent-style-name="Standard">
      <style:text-properties style:text-position="0% 100%" style:font-name="Liberation Serif1" fo:language="ru" fo:country="RU" fo:font-style="italic" style:text-underline-style="none" fo:font-weight="normal" officeooo:rsid="3f424396" officeooo:paragraph-rsid="3f46cd32" style:font-style-asian="italic" style:font-weight-asian="normal" style:font-style-complex="italic" style:font-weight-complex="normal"/>
    </style:style>
    <style:style style:name="P13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58e1dc" officeooo:paragraph-rsid="3f58e1dc" style:font-style-asian="normal" style:font-weight-asian="normal" style:font-style-complex="normal" style:font-weight-complex="normal"/>
    </style:style>
    <style:style style:name="P13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fa2b966" officeooo:paragraph-rsid="3fa2b966" style:font-style-asian="normal" style:font-weight-asian="normal" style:font-style-complex="normal" style:font-weight-complex="normal"/>
    </style:style>
    <style:style style:name="P13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solid" style:text-underline-type="double" style:text-underline-width="auto" style:text-underline-color="font-color" fo:font-weight="normal" officeooo:rsid="3ca14d6c" officeooo:paragraph-rsid="3ca14d6c" style:font-style-asian="normal" style:font-weight-asian="normal" style:font-style-complex="normal" style:font-weight-complex="normal"/>
    </style:style>
    <style:style style:name="P13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cd24895" officeooo:paragraph-rsid="3cd24895" style:font-style-asian="normal" style:font-weight-asian="normal" style:font-style-complex="normal" style:font-weight-complex="normal"/>
    </style:style>
    <style:style style:name="P14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2d7ba5" officeooo:paragraph-rsid="3d2d7ba5" style:font-style-asian="normal" style:font-weight-asian="normal" style:font-style-complex="normal" style:font-weight-complex="normal"/>
    </style:style>
    <style:style style:name="P141"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a7926f" officeooo:paragraph-rsid="3da7926f" style:font-style-asian="normal" style:font-weight-asian="normal" style:font-style-complex="normal" style:font-weight-complex="normal"/>
    </style:style>
    <style:style style:name="P142"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c9b013" officeooo:paragraph-rsid="3dc9b013" style:font-style-asian="normal" style:font-weight-asian="normal" style:font-style-complex="normal" style:font-weight-complex="normal"/>
    </style:style>
    <style:style style:name="P143"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f2058c" officeooo:paragraph-rsid="3df2058c" style:font-style-asian="normal" style:font-weight-asian="normal" style:font-style-complex="normal" style:font-weight-complex="normal"/>
    </style:style>
    <style:style style:name="P144"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042396" officeooo:paragraph-rsid="3e042396" style:font-style-asian="normal" style:font-weight-asian="normal" style:font-style-complex="normal" style:font-weight-complex="normal"/>
    </style:style>
    <style:style style:name="P145"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3e622" officeooo:paragraph-rsid="3d959ed6" style:font-style-asian="normal" style:font-weight-asian="normal" style:font-style-complex="normal" style:font-weight-complex="normal"/>
    </style:style>
    <style:style style:name="P146"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d959ed6" officeooo:paragraph-rsid="3d959ed6" style:font-style-asian="normal" style:font-weight-asian="normal" style:font-style-complex="normal" style:font-weight-complex="normal"/>
    </style:style>
    <style:style style:name="P147"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3b4ad6" officeooo:paragraph-rsid="3e3b4ad6" style:font-style-asian="normal" style:font-weight-asian="normal" style:font-style-complex="normal" style:font-weight-complex="normal"/>
    </style:style>
    <style:style style:name="P148"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63c36d" officeooo:paragraph-rsid="3e63c36d" style:font-style-asian="normal" style:font-weight-asian="normal" style:font-style-complex="normal" style:font-weight-complex="normal"/>
    </style:style>
    <style:style style:name="P149"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e8a9c9f" officeooo:paragraph-rsid="3e8a9c9f" style:font-style-asian="normal" style:font-weight-asian="normal" style:font-style-complex="normal" style:font-weight-complex="normal"/>
    </style:style>
    <style:style style:name="P150" style:family="paragraph" style:parent-style-name="Standard">
      <style:paragraph-properties fo:text-align="center" style:justify-single-word="false"/>
      <style:text-properties fo:font-variant="small-caps" style:text-position="0% 100%" style:font-name="Liberation Serif1" fo:language="ru" fo:country="RU" fo:font-style="normal" style:text-underline-style="none" fo:font-weight="normal" officeooo:rsid="3f063a15" officeooo:paragraph-rsid="3f063a15" style:font-style-asian="normal" style:font-weight-asian="normal" style:font-style-complex="normal" style:font-weight-complex="normal"/>
    </style:style>
    <style:style style:name="P151" style:family="paragraph" style:parent-style-name="Standard">
      <style:text-properties fo:font-variant="normal" fo:text-transform="none" style:text-position="0% 100%" style:font-name="Liberation Serif1" fo:language="ru" fo:country="RU" fo:font-style="normal" style:text-underline-style="none" fo:font-weight="normal" officeooo:rsid="3f2cddcd" officeooo:paragraph-rsid="3f2dd865" style:font-style-asian="normal" style:font-weight-asian="normal" style:font-style-complex="normal" style:font-weight-complex="normal"/>
    </style:style>
    <style:style style:name="P15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15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15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15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15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15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15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15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16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16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16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16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16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16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16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16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16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16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17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17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17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17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17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17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17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17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17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17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18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18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18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18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18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18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18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18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18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18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19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19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f2eb6" officeooo:paragraph-rsid="3b362486" style:font-style-asian="normal" style:font-weight-asian="normal" style:font-style-complex="normal" style:font-weight-complex="normal"/>
    </style:style>
    <style:style style:name="P19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1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db4d1" officeooo:paragraph-rsid="3fbdb4d1" style:font-style-asian="normal" style:font-weight-asian="normal" style:font-style-complex="normal" style:font-weight-complex="normal"/>
    </style:style>
    <style:style style:name="P1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bf1cf0" officeooo:paragraph-rsid="3fbf1cf0" style:font-style-asian="normal" style:font-weight-asian="normal" style:font-style-complex="normal" style:font-weight-complex="normal"/>
    </style:style>
    <style:style style:name="P1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0bb91" officeooo:paragraph-rsid="3fc0bb91" style:font-style-asian="normal" style:font-weight-asian="normal" style:font-style-complex="normal" style:font-weight-complex="normal"/>
    </style:style>
    <style:style style:name="P1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1eaff" officeooo:paragraph-rsid="3fc1eaff" style:font-style-asian="normal" style:font-weight-asian="normal" style:font-style-complex="normal" style:font-weight-complex="normal"/>
    </style:style>
    <style:style style:name="P1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fc3de96" officeooo:paragraph-rsid="3fc3de96" style:font-style-asian="normal" style:font-weight-asian="normal" style:font-style-complex="normal" style:font-weight-complex="normal"/>
    </style:style>
    <style:style style:name="P198"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83809" officeooo:paragraph-rsid="3be83809" style:font-style-asian="normal" style:font-weight-asian="normal" style:font-style-complex="normal" style:font-weight-complex="normal"/>
    </style:style>
    <style:style style:name="P199"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efc386" officeooo:paragraph-rsid="3befc386" style:font-style-asian="normal" style:font-weight-asian="normal" style:font-style-complex="normal" style:font-weight-complex="normal"/>
    </style:style>
    <style:style style:name="P200"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25655" officeooo:paragraph-rsid="3bf25655" style:font-style-asian="normal" style:font-weight-asian="normal" style:font-style-complex="normal" style:font-weight-complex="normal"/>
    </style:style>
    <style:style style:name="P201"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32771" officeooo:paragraph-rsid="3bf32771" style:font-style-asian="normal" style:font-weight-asian="normal" style:font-style-complex="normal" style:font-weight-complex="normal"/>
    </style:style>
    <style:style style:name="P202"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675d" officeooo:paragraph-rsid="3bf4675d" style:font-style-asian="normal" style:font-weight-asian="normal" style:font-style-complex="normal" style:font-weight-complex="normal"/>
    </style:style>
    <style:style style:name="P203"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4886a" officeooo:paragraph-rsid="3bf4886a" style:font-style-asian="normal" style:font-weight-asian="normal" style:font-style-complex="normal" style:font-weight-complex="normal"/>
    </style:style>
    <style:style style:name="P20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bf67e00" officeooo:paragraph-rsid="3bf67e00" style:font-style-asian="normal" style:font-weight-asian="normal" style:font-style-complex="normal" style:font-weight-complex="normal"/>
    </style:style>
    <style:style style:name="P205" style:family="paragraph" style:parent-style-name="Standard">
      <style:paragraph-properties fo:margin-left="0.9846in" fo:margin-right="0in" fo:text-indent="0in" style:auto-text-indent="false"/>
      <style:text-properties style:text-line-through-style="none" style:text-line-through-type="none" style:text-position="0% 100%" style:font-name="Liberation Serif1" fo:language="ru" fo:country="RU" fo:font-style="normal" style:text-underline-style="none" fo:font-weight="normal" officeooo:rsid="3b4c4a05" officeooo:paragraph-rsid="3b4c4a05" style:font-style-asian="normal" style:font-weight-asian="normal" style:font-style-complex="normal" style:font-weight-complex="normal"/>
    </style:style>
    <style:style style:name="P2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8a43a9c" style:font-style-asian="normal" style:font-weight-asian="normal" style:font-style-complex="normal" style:font-weight-complex="normal"/>
    </style:style>
    <style:style style:name="T1" style:family="text">
      <style:text-properties fo:font-variant="normal" fo:text-transform="none" fo:font-style="italic" style:font-style-asian="italic" style:font-style-complex="italic"/>
    </style:style>
    <style:style style:name="T2" style:family="text">
      <style:text-properties fo:font-variant="normal" fo:text-transform="none" fo:color="#000000" style:font-name="FreeSerif" fo:font-size="12pt" officeooo:rsid="3ec37b17" fo:background-color="#ffffff" loext:char-shading-value="0" style:font-size-asian="12pt" style:font-size-complex="12pt"/>
    </style:style>
    <style:style style:name="T3" style:family="text">
      <style:text-properties fo:font-variant="normal" fo:text-transform="none" fo:color="#000000" style:font-name="FreeSerif" fo:font-size="12pt" officeooo:rsid="3dcb5371" fo:background-color="#ffffff" loext:char-shading-value="0" style:font-size-asian="12pt" style:font-weight-asian="bold" style:font-size-complex="12pt" style:font-weight-complex="bold"/>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3a036fa3" style:font-style-asian="italic" style:font-style-complex="italic"/>
    </style:style>
    <style:style style:name="T7" style:family="text">
      <style:text-properties fo:font-style="italic" officeooo:rsid="3a232a0f" style:font-style-asian="italic" style:font-style-complex="italic"/>
    </style:style>
    <style:style style:name="T8" style:family="text">
      <style:text-properties fo:font-style="italic" officeooo:rsid="3a279f3c" style:font-style-asian="italic" style:font-style-complex="italic"/>
    </style:style>
    <style:style style:name="T9" style:family="text">
      <style:text-properties fo:font-style="italic" officeooo:rsid="3a445edc" style:font-style-asian="italic" style:font-style-complex="italic"/>
    </style:style>
    <style:style style:name="T10" style:family="text">
      <style:text-properties fo:font-style="italic" officeooo:rsid="3a628a69" style:font-style-asian="italic" style:font-style-complex="italic"/>
    </style:style>
    <style:style style:name="T11" style:family="text">
      <style:text-properties fo:font-style="italic" officeooo:rsid="3a628f74" style:font-style-asian="italic" style:font-style-complex="italic"/>
    </style:style>
    <style:style style:name="T12" style:family="text">
      <style:text-properties fo:font-style="italic" officeooo:rsid="3a693caf" style:font-style-asian="italic" style:font-style-complex="italic"/>
    </style:style>
    <style:style style:name="T13" style:family="text">
      <style:text-properties fo:font-style="italic" officeooo:rsid="3a76b26c" style:font-style-asian="italic" style:font-style-complex="italic"/>
    </style:style>
    <style:style style:name="T14" style:family="text">
      <style:text-properties fo:font-style="italic" officeooo:rsid="3a7951e8" style:font-style-asian="italic" style:font-style-complex="italic"/>
    </style:style>
    <style:style style:name="T15" style:family="text">
      <style:text-properties fo:font-style="italic" officeooo:rsid="3a806374" style:font-style-asian="italic" style:font-style-complex="italic"/>
    </style:style>
    <style:style style:name="T16" style:family="text">
      <style:text-properties fo:font-style="italic" officeooo:rsid="3a98ddbe" style:font-style-asian="italic" style:font-style-complex="italic"/>
    </style:style>
    <style:style style:name="T17" style:family="text">
      <style:text-properties fo:font-style="italic" officeooo:rsid="3aaa0d28" style:font-style-asian="italic" style:font-style-complex="italic"/>
    </style:style>
    <style:style style:name="T18" style:family="text">
      <style:text-properties fo:font-style="italic" officeooo:rsid="3ab6944c" style:font-style-asian="italic" style:font-style-complex="italic"/>
    </style:style>
    <style:style style:name="T19" style:family="text">
      <style:text-properties fo:font-style="italic" officeooo:rsid="3acd6c5c" style:font-style-asian="italic" style:font-style-complex="italic"/>
    </style:style>
    <style:style style:name="T20" style:family="text">
      <style:text-properties fo:font-style="italic" officeooo:rsid="3aff4084" style:font-style-asian="italic" style:font-style-complex="italic"/>
    </style:style>
    <style:style style:name="T21" style:family="text">
      <style:text-properties fo:font-style="italic" officeooo:rsid="3b65820d" style:font-style-asian="italic" style:font-style-complex="italic"/>
    </style:style>
    <style:style style:name="T22" style:family="text">
      <style:text-properties fo:font-style="italic" officeooo:rsid="3b7fa2f7" style:font-style-asian="italic" style:font-style-complex="italic"/>
    </style:style>
    <style:style style:name="T23" style:family="text">
      <style:text-properties fo:font-style="italic" officeooo:rsid="3b93ed9f" style:font-style-asian="italic" style:font-style-complex="italic"/>
    </style:style>
    <style:style style:name="T24" style:family="text">
      <style:text-properties fo:font-style="italic" officeooo:rsid="3bac74bd" style:font-style-asian="italic" style:font-style-complex="italic"/>
    </style:style>
    <style:style style:name="T25" style:family="text">
      <style:text-properties fo:font-style="italic" officeooo:rsid="3bacfbaa" style:font-style-asian="italic" style:font-style-complex="italic"/>
    </style:style>
    <style:style style:name="T26" style:family="text">
      <style:text-properties fo:font-style="italic" officeooo:rsid="3bb09dbb" style:font-style-asian="italic" style:font-style-complex="italic"/>
    </style:style>
    <style:style style:name="T27" style:family="text">
      <style:text-properties fo:font-style="italic" officeooo:rsid="3c0b2cc2" style:font-style-asian="italic" style:font-style-complex="italic"/>
    </style:style>
    <style:style style:name="T28" style:family="text">
      <style:text-properties fo:font-style="italic" officeooo:rsid="3c19b556" style:font-style-asian="italic" style:font-style-complex="italic"/>
    </style:style>
    <style:style style:name="T29" style:family="text">
      <style:text-properties fo:font-style="italic" officeooo:rsid="3c4ed2bc" style:font-style-asian="italic" style:font-style-complex="italic"/>
    </style:style>
    <style:style style:name="T30" style:family="text">
      <style:text-properties fo:font-style="italic" officeooo:rsid="3c5968eb" style:font-style-asian="italic" style:font-style-complex="italic"/>
    </style:style>
    <style:style style:name="T31" style:family="text">
      <style:text-properties fo:font-style="italic" officeooo:rsid="3c715a22" style:font-style-asian="italic" style:font-style-complex="italic"/>
    </style:style>
    <style:style style:name="T32" style:family="text">
      <style:text-properties fo:font-style="italic" officeooo:rsid="3c85b222" style:font-style-asian="italic" style:font-style-complex="italic"/>
    </style:style>
    <style:style style:name="T33" style:family="text">
      <style:text-properties fo:font-style="italic" officeooo:rsid="3cd6a508" style:font-style-asian="italic" style:font-style-complex="italic"/>
    </style:style>
    <style:style style:name="T34" style:family="text">
      <style:text-properties fo:font-style="italic" officeooo:rsid="3cdefbbf" style:font-style-asian="italic" style:font-style-complex="italic"/>
    </style:style>
    <style:style style:name="T35" style:family="text">
      <style:text-properties fo:font-style="italic" officeooo:rsid="3cece4c8" style:font-style-asian="italic" style:font-style-complex="italic"/>
    </style:style>
    <style:style style:name="T36" style:family="text">
      <style:text-properties fo:font-style="italic" officeooo:rsid="3d3e5352" style:font-style-asian="italic" style:font-style-complex="italic"/>
    </style:style>
    <style:style style:name="T37" style:family="text">
      <style:text-properties fo:font-style="italic" officeooo:rsid="3d5c78bc" style:font-style-asian="italic" style:font-style-complex="italic"/>
    </style:style>
    <style:style style:name="T38" style:family="text">
      <style:text-properties fo:font-style="italic" officeooo:rsid="3dde4bb0" style:font-style-asian="italic" style:font-style-complex="italic"/>
    </style:style>
    <style:style style:name="T39" style:family="text">
      <style:text-properties fo:font-style="italic" officeooo:rsid="3e04665c" style:font-style-asian="italic" style:font-style-complex="italic"/>
    </style:style>
    <style:style style:name="T40" style:family="text">
      <style:text-properties fo:font-style="italic" officeooo:rsid="3e16a25b" style:font-style-asian="italic" style:font-style-complex="italic"/>
    </style:style>
    <style:style style:name="T41" style:family="text">
      <style:text-properties fo:font-style="italic" officeooo:rsid="3e18fb26" style:font-style-asian="italic" style:font-style-complex="italic"/>
    </style:style>
    <style:style style:name="T42" style:family="text">
      <style:text-properties fo:font-style="italic" officeooo:rsid="3e4c6b68" style:font-style-asian="italic" style:font-style-complex="italic"/>
    </style:style>
    <style:style style:name="T43" style:family="text">
      <style:text-properties fo:font-style="italic" officeooo:rsid="3e634d91" style:font-style-asian="italic" style:font-style-complex="italic"/>
    </style:style>
    <style:style style:name="T44" style:family="text">
      <style:text-properties fo:font-style="italic" officeooo:rsid="3eb71f73" style:font-style-asian="italic" style:font-style-complex="italic"/>
    </style:style>
    <style:style style:name="T45" style:family="text">
      <style:text-properties fo:font-style="italic" officeooo:rsid="3ed2e971" style:font-style-asian="italic" style:font-style-complex="italic"/>
    </style:style>
    <style:style style:name="T46" style:family="text">
      <style:text-properties fo:font-style="italic" officeooo:rsid="3ed38965" style:font-style-asian="italic" style:font-style-complex="italic"/>
    </style:style>
    <style:style style:name="T47" style:family="text">
      <style:text-properties fo:font-style="italic" officeooo:rsid="3ee643e5" style:font-style-asian="italic" style:font-style-complex="italic"/>
    </style:style>
    <style:style style:name="T48" style:family="text">
      <style:text-properties fo:font-style="italic" officeooo:rsid="3f062ac2" style:font-style-asian="italic" style:font-style-complex="italic"/>
    </style:style>
    <style:style style:name="T49" style:family="text">
      <style:text-properties fo:font-style="italic" officeooo:rsid="3f1792c6" style:font-style-asian="italic" style:font-style-complex="italic"/>
    </style:style>
    <style:style style:name="T50" style:family="text">
      <style:text-properties fo:font-style="italic" officeooo:rsid="3f36441a" style:font-style-asian="italic" style:font-style-complex="italic"/>
    </style:style>
    <style:style style:name="T51" style:family="text">
      <style:text-properties fo:font-style="italic" officeooo:rsid="3f5e0d4b" style:font-style-asian="italic" style:font-style-complex="italic"/>
    </style:style>
    <style:style style:name="T52" style:family="text">
      <style:text-properties fo:font-style="italic" officeooo:rsid="3f6f05bb" style:font-style-asian="italic" style:font-style-complex="italic"/>
    </style:style>
    <style:style style:name="T53" style:family="text">
      <style:text-properties fo:font-style="italic" officeooo:rsid="3f73a9d8" style:font-style-asian="italic" style:font-style-complex="italic"/>
    </style:style>
    <style:style style:name="T54" style:family="text">
      <style:text-properties fo:font-style="italic" officeooo:rsid="3fa38191" style:font-style-asian="italic" style:font-style-complex="italic"/>
    </style:style>
    <style:style style:name="T55" style:family="text">
      <style:text-properties fo:font-style="italic" style:text-underline-style="none" officeooo:rsid="3c9dc42e" style:font-style-asian="italic" style:font-style-complex="italic"/>
    </style:style>
    <style:style style:name="T56" style:family="text">
      <style:text-properties fo:font-style="normal" style:font-style-asian="normal" style:font-style-complex="normal"/>
    </style:style>
    <style:style style:name="T57" style:family="text">
      <style:text-properties fo:font-variant="small-caps"/>
    </style:style>
    <style:style style:name="T58" style:family="text">
      <style:text-properties fo:font-variant="small-caps" fo:font-style="italic" style:font-style-asian="italic" style:font-style-complex="italic"/>
    </style:style>
    <style:style style:name="T59" style:family="text">
      <style:text-properties style:text-underline-style="none"/>
    </style:style>
    <style:style style:name="T60" style:family="text">
      <style:text-properties style:text-underline-style="none" officeooo:rsid="3c9d003b"/>
    </style:style>
    <style:style style:name="T61" style:family="text">
      <style:text-properties style:text-underline-style="none" officeooo:rsid="3c9dc42e"/>
    </style:style>
    <style:style style:name="T62" style:family="text">
      <style:text-properties style:text-underline-style="none" officeooo:rsid="3c9e0e3f"/>
    </style:style>
    <style:style style:name="T63" style:family="text">
      <style:text-properties style:text-underline-style="none" officeooo:rsid="3c9f62c3"/>
    </style:style>
    <style:style style:name="T64" style:family="text">
      <style:text-properties officeooo:rsid="0019f43d"/>
    </style:style>
    <style:style style:name="T65" style:family="text">
      <style:text-properties officeooo:rsid="1327ae62"/>
    </style:style>
    <style:style style:name="T66" style:family="text">
      <style:text-properties officeooo:rsid="39e1fdba"/>
    </style:style>
    <style:style style:name="T67" style:family="text">
      <style:text-properties officeooo:rsid="39f33e1c"/>
    </style:style>
    <style:style style:name="T68" style:family="text">
      <style:text-properties officeooo:rsid="3a036fa3"/>
    </style:style>
    <style:style style:name="T69" style:family="text">
      <style:text-properties officeooo:rsid="3a0caa52"/>
    </style:style>
    <style:style style:name="T70" style:family="text">
      <style:text-properties officeooo:rsid="3a0f0553"/>
    </style:style>
    <style:style style:name="T71" style:family="text">
      <style:text-properties officeooo:rsid="3a13637d"/>
    </style:style>
    <style:style style:name="T72" style:family="text">
      <style:text-properties officeooo:rsid="3a13bc8f"/>
    </style:style>
    <style:style style:name="T73" style:family="text">
      <style:text-properties officeooo:rsid="3a187711"/>
    </style:style>
    <style:style style:name="T74" style:family="text">
      <style:text-properties officeooo:rsid="3a1b53a9"/>
    </style:style>
    <style:style style:name="T75" style:family="text">
      <style:text-properties officeooo:rsid="3a232a0f"/>
    </style:style>
    <style:style style:name="T76" style:family="text">
      <style:text-properties officeooo:rsid="3a24780a"/>
    </style:style>
    <style:style style:name="T77" style:family="text">
      <style:text-properties officeooo:rsid="3a262f77"/>
    </style:style>
    <style:style style:name="T78" style:family="text">
      <style:text-properties officeooo:rsid="3a279f3c"/>
    </style:style>
    <style:style style:name="T79" style:family="text">
      <style:text-properties officeooo:rsid="3a2a2e1d"/>
    </style:style>
    <style:style style:name="T80" style:family="text">
      <style:text-properties officeooo:rsid="3a2a8cfa"/>
    </style:style>
    <style:style style:name="T81" style:family="text">
      <style:text-properties officeooo:rsid="3a2f394d"/>
    </style:style>
    <style:style style:name="T82" style:family="text">
      <style:text-properties officeooo:rsid="3a309ac4"/>
    </style:style>
    <style:style style:name="T83" style:family="text">
      <style:text-properties officeooo:rsid="3a319db0"/>
    </style:style>
    <style:style style:name="T84" style:family="text">
      <style:text-properties officeooo:rsid="3a34b21d"/>
    </style:style>
    <style:style style:name="T85" style:family="text">
      <style:text-properties officeooo:rsid="3a373912"/>
    </style:style>
    <style:style style:name="T86" style:family="text">
      <style:text-properties officeooo:rsid="3a398c21"/>
    </style:style>
    <style:style style:name="T87" style:family="text">
      <style:text-properties officeooo:rsid="3a445edc"/>
    </style:style>
    <style:style style:name="T88" style:family="text">
      <style:text-properties officeooo:rsid="3a46678d"/>
    </style:style>
    <style:style style:name="T89" style:family="text">
      <style:text-properties officeooo:rsid="3a46857f"/>
    </style:style>
    <style:style style:name="T90" style:family="text">
      <style:text-properties officeooo:rsid="3a47e741"/>
    </style:style>
    <style:style style:name="T91" style:family="text">
      <style:text-properties officeooo:rsid="3a47efcd"/>
    </style:style>
    <style:style style:name="T92" style:family="text">
      <style:text-properties officeooo:rsid="3a4911a5"/>
    </style:style>
    <style:style style:name="T93" style:family="text">
      <style:text-properties officeooo:rsid="3a4afffe"/>
    </style:style>
    <style:style style:name="T94" style:family="text">
      <style:text-properties officeooo:rsid="3a628a69"/>
    </style:style>
    <style:style style:name="T95" style:family="text">
      <style:text-properties officeooo:rsid="3a693caf"/>
    </style:style>
    <style:style style:name="T96" style:family="text">
      <style:text-properties officeooo:rsid="3a6b9387"/>
    </style:style>
    <style:style style:name="T97" style:family="text">
      <style:text-properties officeooo:rsid="3a6e82ee"/>
    </style:style>
    <style:style style:name="T98" style:family="text">
      <style:text-properties officeooo:rsid="3a6f8e5a"/>
    </style:style>
    <style:style style:name="T99" style:family="text">
      <style:text-properties officeooo:rsid="3a712e02"/>
    </style:style>
    <style:style style:name="T100" style:family="text">
      <style:text-properties officeooo:rsid="3a73298b"/>
    </style:style>
    <style:style style:name="T101" style:family="text">
      <style:text-properties officeooo:rsid="3a76b26c"/>
    </style:style>
    <style:style style:name="T102" style:family="text">
      <style:text-properties officeooo:rsid="3a7951e8"/>
    </style:style>
    <style:style style:name="T103" style:family="text">
      <style:text-properties officeooo:rsid="3a7d32ee"/>
    </style:style>
    <style:style style:name="T104" style:family="text">
      <style:text-properties officeooo:rsid="3a7fc10c"/>
    </style:style>
    <style:style style:name="T105" style:family="text">
      <style:text-properties officeooo:rsid="3a806374"/>
    </style:style>
    <style:style style:name="T106" style:family="text">
      <style:text-properties officeooo:rsid="3a98ddbe"/>
    </style:style>
    <style:style style:name="T107" style:family="text">
      <style:text-properties officeooo:rsid="3aa0b1d6"/>
    </style:style>
    <style:style style:name="T108" style:family="text">
      <style:text-properties officeooo:rsid="3aa9dc7d"/>
    </style:style>
    <style:style style:name="T109" style:family="text">
      <style:text-properties officeooo:rsid="3aaa0d28"/>
    </style:style>
    <style:style style:name="T110" style:family="text">
      <style:text-properties officeooo:rsid="3ab6944c"/>
    </style:style>
    <style:style style:name="T111" style:family="text">
      <style:text-properties officeooo:rsid="3acd6c5c"/>
    </style:style>
    <style:style style:name="T112" style:family="text">
      <style:text-properties officeooo:rsid="3ad7ce5b"/>
    </style:style>
    <style:style style:name="T113" style:family="text">
      <style:text-properties officeooo:rsid="3ae024c8"/>
    </style:style>
    <style:style style:name="T114" style:family="text">
      <style:text-properties officeooo:rsid="3aebbcd1"/>
    </style:style>
    <style:style style:name="T115" style:family="text">
      <style:text-properties officeooo:rsid="3aee71a8"/>
    </style:style>
    <style:style style:name="T116" style:family="text">
      <style:text-properties officeooo:rsid="3afe9165"/>
    </style:style>
    <style:style style:name="T117" style:family="text">
      <style:text-properties officeooo:rsid="3aff4084"/>
    </style:style>
    <style:style style:name="T118" style:family="text">
      <style:text-properties officeooo:rsid="3b4ff5a7"/>
    </style:style>
    <style:style style:name="T119" style:family="text">
      <style:text-properties officeooo:rsid="3b5ea860"/>
    </style:style>
    <style:style style:name="T120" style:family="text">
      <style:text-properties officeooo:rsid="3b63f6de"/>
    </style:style>
    <style:style style:name="T121" style:family="text">
      <style:text-properties officeooo:rsid="3b65820d"/>
    </style:style>
    <style:style style:name="T122" style:family="text">
      <style:text-properties officeooo:rsid="3b733304"/>
    </style:style>
    <style:style style:name="T123" style:family="text">
      <style:text-properties officeooo:rsid="3b7516bf"/>
    </style:style>
    <style:style style:name="T124" style:family="text">
      <style:text-properties officeooo:rsid="3b7da46c"/>
    </style:style>
    <style:style style:name="T125" style:family="text">
      <style:text-properties officeooo:rsid="3b7fa2f7"/>
    </style:style>
    <style:style style:name="T126" style:family="text">
      <style:text-properties officeooo:rsid="3b93ed9f"/>
    </style:style>
    <style:style style:name="T127" style:family="text">
      <style:text-properties officeooo:rsid="3ba245ab"/>
    </style:style>
    <style:style style:name="T128" style:family="text">
      <style:text-properties officeooo:rsid="3ba46896"/>
    </style:style>
    <style:style style:name="T129" style:family="text">
      <style:text-properties officeooo:rsid="3ba9efab"/>
    </style:style>
    <style:style style:name="T130" style:family="text">
      <style:text-properties officeooo:rsid="3bac74bd"/>
    </style:style>
    <style:style style:name="T131" style:family="text">
      <style:text-properties officeooo:rsid="3bacfbaa"/>
    </style:style>
    <style:style style:name="T132" style:family="text">
      <style:text-properties officeooo:rsid="3bb09dbb"/>
    </style:style>
    <style:style style:name="T133" style:family="text">
      <style:text-properties officeooo:rsid="3bea0f6b"/>
    </style:style>
    <style:style style:name="T134" style:family="text">
      <style:text-properties officeooo:rsid="3bec06c4"/>
    </style:style>
    <style:style style:name="T135" style:family="text">
      <style:text-properties officeooo:rsid="3bf13138"/>
    </style:style>
    <style:style style:name="T136" style:family="text">
      <style:text-properties officeooo:rsid="3bf4675d"/>
    </style:style>
    <style:style style:name="T137" style:family="text">
      <style:text-properties officeooo:rsid="3bf861b7"/>
    </style:style>
    <style:style style:name="T138" style:family="text">
      <style:text-properties officeooo:rsid="3c0b2cc2"/>
    </style:style>
    <style:style style:name="T139" style:family="text">
      <style:text-properties officeooo:rsid="3c17c497"/>
    </style:style>
    <style:style style:name="T140" style:family="text">
      <style:text-properties officeooo:rsid="3c19b556"/>
    </style:style>
    <style:style style:name="T141" style:family="text">
      <style:text-properties officeooo:rsid="3c3cccb7"/>
    </style:style>
    <style:style style:name="T142" style:family="text">
      <style:text-properties officeooo:rsid="3c439652"/>
    </style:style>
    <style:style style:name="T143" style:family="text">
      <style:text-properties officeooo:rsid="3c4ed2bc"/>
    </style:style>
    <style:style style:name="T144" style:family="text">
      <style:text-properties officeooo:rsid="3c53ce45"/>
    </style:style>
    <style:style style:name="T145" style:family="text">
      <style:text-properties officeooo:rsid="3c54e3d8"/>
    </style:style>
    <style:style style:name="T146" style:family="text">
      <style:text-properties officeooo:rsid="3c5968eb"/>
    </style:style>
    <style:style style:name="T147" style:family="text">
      <style:text-properties officeooo:rsid="3c5d80fa"/>
    </style:style>
    <style:style style:name="T148" style:family="text">
      <style:text-properties officeooo:rsid="3c5f62d4"/>
    </style:style>
    <style:style style:name="T149" style:family="text">
      <style:text-properties officeooo:rsid="3c715a22"/>
    </style:style>
    <style:style style:name="T150" style:family="text">
      <style:text-properties officeooo:rsid="3c85b222"/>
    </style:style>
    <style:style style:name="T151" style:family="text">
      <style:text-properties officeooo:rsid="3ca31384"/>
    </style:style>
    <style:style style:name="T152" style:family="text">
      <style:text-properties officeooo:rsid="3cb20e1d"/>
    </style:style>
    <style:style style:name="T153" style:family="text">
      <style:text-properties officeooo:rsid="3cd24895"/>
    </style:style>
    <style:style style:name="T154" style:family="text">
      <style:text-properties officeooo:rsid="3cd6a508"/>
    </style:style>
    <style:style style:name="T155" style:family="text">
      <style:text-properties officeooo:rsid="3cdd4fd0"/>
    </style:style>
    <style:style style:name="T156" style:family="text">
      <style:text-properties officeooo:rsid="3cdefbbf"/>
    </style:style>
    <style:style style:name="T157" style:family="text">
      <style:text-properties officeooo:rsid="3cea64cc"/>
    </style:style>
    <style:style style:name="T158" style:family="text">
      <style:text-properties officeooo:rsid="3cece4c8"/>
    </style:style>
    <style:style style:name="T159" style:family="text">
      <style:text-properties officeooo:rsid="3d074b93"/>
    </style:style>
    <style:style style:name="T160" style:family="text">
      <style:text-properties officeooo:rsid="3d2f9d57"/>
    </style:style>
    <style:style style:name="T161" style:family="text">
      <style:text-properties officeooo:rsid="3d34fcb9"/>
    </style:style>
    <style:style style:name="T162" style:family="text">
      <style:text-properties officeooo:rsid="3d3e5352"/>
    </style:style>
    <style:style style:name="T163" style:family="text">
      <style:text-properties officeooo:rsid="3d46aab0"/>
    </style:style>
    <style:style style:name="T164" style:family="text">
      <style:text-properties officeooo:rsid="3d57045a"/>
    </style:style>
    <style:style style:name="T165" style:family="text">
      <style:text-properties officeooo:rsid="3d5a539d"/>
    </style:style>
    <style:style style:name="T166" style:family="text">
      <style:text-properties officeooo:rsid="3d5a5f79"/>
    </style:style>
    <style:style style:name="T167" style:family="text">
      <style:text-properties officeooo:rsid="3d5c08b4"/>
    </style:style>
    <style:style style:name="T168" style:family="text">
      <style:text-properties officeooo:rsid="3d5c78bc"/>
    </style:style>
    <style:style style:name="T169" style:family="text">
      <style:text-properties officeooo:rsid="3d6d5fc9"/>
    </style:style>
    <style:style style:name="T170" style:family="text">
      <style:text-properties officeooo:rsid="3d862115"/>
    </style:style>
    <style:style style:name="T171" style:family="text">
      <style:text-properties officeooo:rsid="3d8e10fb"/>
    </style:style>
    <style:style style:name="T172" style:family="text">
      <style:text-properties officeooo:rsid="3d906dc1"/>
    </style:style>
    <style:style style:name="T173" style:family="text">
      <style:text-properties officeooo:rsid="3d98d99b"/>
    </style:style>
    <style:style style:name="T174" style:family="text">
      <style:text-properties officeooo:rsid="3da0f0c1"/>
    </style:style>
    <style:style style:name="T175" style:family="text">
      <style:text-properties officeooo:rsid="3daa142d"/>
    </style:style>
    <style:style style:name="T176" style:family="text">
      <style:text-properties officeooo:rsid="3db3a3ea"/>
    </style:style>
    <style:style style:name="T177" style:family="text">
      <style:text-properties officeooo:rsid="3dcb5371"/>
    </style:style>
    <style:style style:name="T178" style:family="text">
      <style:text-properties officeooo:rsid="3dde4bb0"/>
    </style:style>
    <style:style style:name="T179" style:family="text">
      <style:text-properties officeooo:rsid="3df477be"/>
    </style:style>
    <style:style style:name="T180" style:family="text">
      <style:text-properties officeooo:rsid="3dfd61b6"/>
    </style:style>
    <style:style style:name="T181" style:family="text">
      <style:text-properties officeooo:rsid="3e04665c"/>
    </style:style>
    <style:style style:name="T182" style:family="text">
      <style:text-properties officeooo:rsid="3e0b74c0"/>
    </style:style>
    <style:style style:name="T183" style:family="text">
      <style:text-properties officeooo:rsid="3e10e846"/>
    </style:style>
    <style:style style:name="T184" style:family="text">
      <style:text-properties officeooo:rsid="3e16a25b"/>
    </style:style>
    <style:style style:name="T185" style:family="text">
      <style:text-properties officeooo:rsid="3e1f7b5b"/>
    </style:style>
    <style:style style:name="T186" style:family="text">
      <style:text-properties officeooo:rsid="3e35f999"/>
    </style:style>
    <style:style style:name="T187" style:family="text">
      <style:text-properties officeooo:rsid="3e3c4e3c"/>
    </style:style>
    <style:style style:name="T188" style:family="text">
      <style:text-properties officeooo:rsid="3e3c6ace"/>
    </style:style>
    <style:style style:name="T189" style:family="text">
      <style:text-properties officeooo:rsid="3e430e91"/>
    </style:style>
    <style:style style:name="T190" style:family="text">
      <style:text-properties officeooo:rsid="3e4c6b68"/>
    </style:style>
    <style:style style:name="T191" style:family="text">
      <style:text-properties officeooo:rsid="3e4fa2cc"/>
    </style:style>
    <style:style style:name="T192" style:family="text">
      <style:text-properties officeooo:rsid="3e50ce3f"/>
    </style:style>
    <style:style style:name="T193" style:family="text">
      <style:text-properties officeooo:rsid="3e5de945"/>
    </style:style>
    <style:style style:name="T194" style:family="text">
      <style:text-properties officeooo:rsid="3e5e2f4d"/>
    </style:style>
    <style:style style:name="T195" style:family="text">
      <style:text-properties officeooo:rsid="3e628564"/>
    </style:style>
    <style:style style:name="T196" style:family="text">
      <style:text-properties officeooo:rsid="3e630a7e"/>
    </style:style>
    <style:style style:name="T197" style:family="text">
      <style:text-properties officeooo:rsid="3e634d91"/>
    </style:style>
    <style:style style:name="T198" style:family="text">
      <style:text-properties officeooo:rsid="3e63c36d"/>
    </style:style>
    <style:style style:name="T199" style:family="text">
      <style:text-properties officeooo:rsid="3e65981a"/>
    </style:style>
    <style:style style:name="T200" style:family="text">
      <style:text-properties officeooo:rsid="3e678daf"/>
    </style:style>
    <style:style style:name="T201" style:family="text">
      <style:text-properties officeooo:rsid="3e67d5e4"/>
    </style:style>
    <style:style style:name="T202" style:family="text">
      <style:text-properties officeooo:rsid="3e6e609e"/>
    </style:style>
    <style:style style:name="T203" style:family="text">
      <style:text-properties officeooo:rsid="3e790150"/>
    </style:style>
    <style:style style:name="T204" style:family="text">
      <style:text-properties officeooo:rsid="3e84efbe"/>
    </style:style>
    <style:style style:name="T205" style:family="text">
      <style:text-properties officeooo:rsid="3e8816af"/>
    </style:style>
    <style:style style:name="T206" style:family="text">
      <style:text-properties officeooo:rsid="3e9370d7"/>
    </style:style>
    <style:style style:name="T207" style:family="text">
      <style:text-properties officeooo:rsid="3e9a6184"/>
    </style:style>
    <style:style style:name="T208" style:family="text">
      <style:text-properties officeooo:rsid="3e9ff73d"/>
    </style:style>
    <style:style style:name="T209" style:family="text">
      <style:text-properties officeooo:rsid="3ea729b7"/>
    </style:style>
    <style:style style:name="T210" style:family="text">
      <style:text-properties officeooo:rsid="3eb0a6f0"/>
    </style:style>
    <style:style style:name="T211" style:family="text">
      <style:text-properties officeooo:rsid="3eb71f73"/>
    </style:style>
    <style:style style:name="T212" style:family="text">
      <style:text-properties officeooo:rsid="3ec37b17"/>
    </style:style>
    <style:style style:name="T213" style:family="text">
      <style:text-properties officeooo:rsid="3ec51f68"/>
    </style:style>
    <style:style style:name="T214" style:family="text">
      <style:text-properties officeooo:rsid="3ec70176"/>
    </style:style>
    <style:style style:name="T215" style:family="text">
      <style:text-properties officeooo:rsid="3ecfc703"/>
    </style:style>
    <style:style style:name="T216" style:family="text">
      <style:text-properties officeooo:rsid="3ed12025"/>
    </style:style>
    <style:style style:name="T217" style:family="text">
      <style:text-properties officeooo:rsid="3ed2e971"/>
    </style:style>
    <style:style style:name="T218" style:family="text">
      <style:text-properties officeooo:rsid="3ed2f616"/>
    </style:style>
    <style:style style:name="T219" style:family="text">
      <style:text-properties officeooo:rsid="3ed38965"/>
    </style:style>
    <style:style style:name="T220" style:family="text">
      <style:text-properties officeooo:rsid="3edb1634"/>
    </style:style>
    <style:style style:name="T221" style:family="text">
      <style:text-properties officeooo:rsid="3edfd8cd"/>
    </style:style>
    <style:style style:name="T222" style:family="text">
      <style:text-properties officeooo:rsid="3ee643e5"/>
    </style:style>
    <style:style style:name="T223" style:family="text">
      <style:text-properties officeooo:rsid="3ef82b7b"/>
    </style:style>
    <style:style style:name="T224" style:family="text">
      <style:text-properties officeooo:rsid="3efb473e"/>
    </style:style>
    <style:style style:name="T225" style:family="text">
      <style:text-properties officeooo:rsid="3efbfc3e"/>
    </style:style>
    <style:style style:name="T226" style:family="text">
      <style:text-properties officeooo:rsid="3f00b5f7"/>
    </style:style>
    <style:style style:name="T227" style:family="text">
      <style:text-properties officeooo:rsid="3f027ce4"/>
    </style:style>
    <style:style style:name="T228" style:family="text">
      <style:text-properties officeooo:rsid="3f0589e2"/>
    </style:style>
    <style:style style:name="T229" style:family="text">
      <style:text-properties officeooo:rsid="3f062ac2"/>
    </style:style>
    <style:style style:name="T230" style:family="text">
      <style:text-properties officeooo:rsid="3f065641"/>
    </style:style>
    <style:style style:name="T231" style:family="text">
      <style:text-properties officeooo:rsid="3f122832"/>
    </style:style>
    <style:style style:name="T232" style:family="text">
      <style:text-properties officeooo:rsid="3f1792c6"/>
    </style:style>
    <style:style style:name="T233" style:family="text">
      <style:text-properties officeooo:rsid="3f27ca6e"/>
    </style:style>
    <style:style style:name="T234" style:family="text">
      <style:text-properties officeooo:rsid="3f2dd865"/>
    </style:style>
    <style:style style:name="T235" style:family="text">
      <style:text-properties officeooo:rsid="3f36441a"/>
    </style:style>
    <style:style style:name="T236" style:family="text">
      <style:text-properties officeooo:rsid="3f43aad4"/>
    </style:style>
    <style:style style:name="T237" style:family="text">
      <style:text-properties officeooo:rsid="3f5bb2c1"/>
    </style:style>
    <style:style style:name="T238" style:family="text">
      <style:text-properties officeooo:rsid="3f5e0d4b"/>
    </style:style>
    <style:style style:name="T239" style:family="text">
      <style:text-properties officeooo:rsid="3f712ba1"/>
    </style:style>
    <style:style style:name="T240" style:family="text">
      <style:text-properties officeooo:rsid="3f73a9d8"/>
    </style:style>
    <style:style style:name="T241" style:family="text">
      <style:text-properties officeooo:rsid="3fa38191"/>
    </style:style>
    <style:style style:name="T242" style:family="text">
      <style:text-properties officeooo:rsid="3fb731d3"/>
    </style:style>
    <style:style style:name="T243" style:family="text">
      <style:text-properties officeooo:rsid="3fba65e3"/>
    </style:style>
    <style:style style:name="T244" style:family="text">
      <style:text-properties officeooo:rsid="3fbf9e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
      <text:p text:style-name="P182"><draw:frame draw:style-name="fr1" draw:name="Image12" text:anchor-type="paragraph" svg:width="6.9252in" svg:height="0.3661in" draw:z-index="0"><draw:image xlink:href="Pictures/1000000000000B720000009B428C9716555D8079.png" xlink:type="simple" xlink:show="embed" xlink:actuate="onLoad" loext:mime-type="image/png"/></draw:frame></text:p>
      <text:p text:style-name="P183">Это мост над потоком. Очень редко кто-нибудь проезжает <text:span text:style-name="T108">над головой</text:span>. <text:span text:style-name="T109">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17">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110">.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18">Хороший рисунок! Закончи!</text:span><text:span text:style-name="T110"> А под этим, другим почерком, </text:span><text:span text:style-name="T18">Он ЗАКОНЧЕН, ты, придурок. И ты тоже.</text:span><text:span text:style-name="T110"> Рядом, на Немецком, </text:span><text:span text:style-name="T18">Я любил тебя Лизель всем своим сердцем</text:span><text:span text:style-name="T110">—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18">RAT</text:span><text:span text:style-name="T110">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184">Он сидит над потоком, не удручённый, не упокоенный, просто ждёт. <text:span text:style-name="T111">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19">его</text:span><text:span text:style-name="T111"> глаза, Восточные и плывучие, хотя они были всего лишь прочерчены по глине её длинным ногтем, было таким:</text:span></text:p>
      <text:p text:style-name="P185">Пусть он будет слеп теперь ко всем кроме меня. <text:span text:style-name="T112">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186">Секрет в сосредоточенности. <text:span text:style-name="T113">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187">Позже она разламывает кусок волшебного хлеба пополам и съедает одну часть. Другая для Чичерина. </text:p>
      <text:p text:style-name="P188">Он принимает сейчас этот хлеб. Поток течёт. <text:span text:style-name="T114">Щ</text:span>ебеч<text:span text:style-name="T114">е</text:span>т <text:span text:style-name="T114">птица</text:span>. <text:s/></text:p>
      <text:p text:style-name="P189">Ближе к ночи , <text:span text:style-name="T115">л</text:span>юбовники лежат голыми <text:span text:style-name="T115">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text:span><text:soft-page-break/><text:span text:style-name="T115">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190">Это магия. <text:span text:style-name="T116">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190"><draw:frame draw:style-name="fr1" draw:name="Image13" text:anchor-type="paragraph" svg:width="6.9252in" svg:height="0.3661in" draw:z-index="1"><draw:image xlink:href="Pictures/1000000000000B720000009B428C9716555D8079.png" xlink:type="simple" xlink:show="embed" xlink:actuate="onLoad" loext:mime-type="image/png"/></draw:frame></text:p>
      <text:p text:style-name="P191">Нынче ород до того вырос в высоту, что лифты оснащены для долгого пути, <text:span text:style-name="T117">с залами внутри: набивные кресла и скамьи, бары лёгкой закуски, газетные киоски, где моешь пролистать целый номер журнала </text:span><text:span text:style-name="T20">Life</text:span><text:span text:style-name="T117"> между остановками. Для малодушных, которые войдя начинают отыскивать Серитфикат об Испытаниях на стене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обучены всем видам лифтового зна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й,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преломлено прочь под определённым углом в коричнево-золотистом пространстве между вами… сейчас утро и цветочик в конце лифта, на пару ступенек ниже, за небольшим фонтаном, принёс <text:s/>сирень с ирисами свежие и ранние—«до Вертикального Решения весь транспорт был, фактически, двумерным—ах, я догадываюсь о чём вы хотите спросить»—пока улыбка, знакомая и непреломленная для этого давнего лифтного завсегдатая, проходит между девушкой и мудозвоном—«‘Как же насчёт полётов на аэропланах, а?’ Вот что вы хотели спросить, правда же!» на самом деле, он собирался спросить про Ракету и всем известно это, однако на теме табу, любопытно с чего бы, и вежливая Минди дала сейчас возможность действительного нарушения, нарушение подавления—обесцвеченное утреннее небо Сентября напротив восхода, и трущий край утреннего ветра—в этот интимно кубический интерьер движущийся так гладко вверх в пространстве (пузырёк подымающийся в Кастильском мыле где всё вокруг озарено зелёным <text:s/>неспешной подсветки), через уровни уже спеша с головами бурлящими ярче, чем сперма и яйца в море, мимо некоторых уровней без освещения, без отопления, как-то запретных, что смотрятся странно опустошёнными, уровни где никто не бывал с Войны аааааа-</text:span><text:span text:style-name="T20">аххх</text:span><text:span text:style-name="T117">! С воем проносятся мимо, «обычный аэродинамический эффект»,– объясняет терпеливая Минди,– «включающий наш собственный ограничительный слой и форму отверстия, где мы проходим—» «О, выходит пока не войдём»,– заводится ещё один приставала,– «</text:span><text:span text:style-name="T20">форма</text:span><text:span text:style-name="T117">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заброшенно и сдавленно, уже этажи ушли ниже подошв твоих туфель, вой гнётся ниже, как нота гармоники—но почему ни один из </text:span><text:span text:style-name="T20">занятых</text:span><text:span text:style-name="T117"> этажей не производит звука пролетая мимо? Где огни тепло сияют как на рождественских вечеринках, этажи что манят тебя в гущу стеклянных граней или занавесей, добродушных кофейников ворчание, да чёрт побери, ещё день наступает, привет Мари, куда вы дамочки запрятали чертежи SG-1 . . . что значит </text:span><text:span text:style-name="T20">Полевая Служба</text:span><text:span text:style-name="T117"> забрала их… опять? Разве Инженерный Дизайн совсем прав не имеет, всё равно что смотреть как убегает твой ребёнок, видеть часть оборудования отправляется в Поле (</text:span><text:span text:style-name="T20">Der Veld</text:span><text:span text:style-name="T117">). В точности. Разбитое сердце, материнская молитва…. Медленно, голоса Клуба Веселья Гитлеровской Молодёжи Любека стихают позади (нынче парни поют в офицерских клубах по всей Зоне под их дорожным именем, «Кожештанники». Они одеты соответственно и поют—когда публике охота—их спины обёрнуты к слушателям, их хитрые личика обёрнуты через плечи флиртовать с вояками:</text:span></text:p>
      <text:p text:style-name="P192"><text:soft-page-break/></text:p>
      <text:p text:style-name="P205">Но горше, чем Мамины слёзы,</text:p>
      <text:p text:style-name="P205">Порка от Мамки моей...</text:p>
      <text:p text:style-name="P46"/>
      <text:p text:style-name="P49">с прекрасно скоординированным покручиванием затем каждой парой половинок зада <text:span text:style-name="T118">лоснящихся сквозь кожу тесную настолько, что всякий напряг ягодичных мускулов отчётливо заметен, и можешь биться об заклад не было хуя в помещении, что не дрогнул бы при виде, и вряд ли хоть единый <text:s/>глаз остался без галлюцинации той материнской розги впивающей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впервые учиться ползать, её икры и ступни видел ты больше всего—они заменили её груди как источник сил, когда ты узнал запах её кожаных туфель, и суверенный запах поднимался насколько у тебя хватало глаз—до её колен, возможно—в зависимости от моды в том году—до её ляжек. Ты был младенцем в присутствии ног из кожи, кожаных ступней…).</text:span></text:p>
      <text:p text:style-name="P17">– <text:span text:style-name="T119">Невозможно разве,</text:span>– <text:span text:style-name="T119">шепчет Танац,</text:span>– <text:span text:style-name="T119">что все мы научились той классической фантазии у маминых колен? Что где-то меж страниц плюшевого альбома мозга всегда найдётся кроха в одёжках <text:s/>Фонтлероя, милая француженка-служанка умоляющая, чтобы её высекли?</text:span></text:p>
      <text:p text:style-name="P50">Людвиг отводит свой довольно жирный зад под рукой Танаца. У обоих имеются периметры, которые им не положено пересекать. <text:span text:style-name="T120">Но они отползли как-то прочь, на клочок интерфейса, холодные заросли, где они утоптали место по середине, чтобы лечь. «Людвиг, немножко Садо-Маза никогда никому не повредит».</text:span></text:p>
      <text:p text:style-name="P18">– <text:span text:style-name="T121">Кто это сказал?</text:span></text:p>
      <text:p text:style-name="P19">– <text:span text:style-name="T121">Зигмунд Фрейд. Откуда я знаю? Но почему нас приучили чувствовать рефлексивный стыд, как только затронута эта тема? Почему Структура позволяет любой другой вид сексуально поведения помимо </text:span><text:span text:style-name="T21">такого</text:span><text:span text:style-name="T121">? Потому что покорность и владычество те ресурсы, что обеспечивают само её существование. Их нельзя растрачивать на приватный секс. На секс </text:span><text:span text:style-name="T21">любого</text:span><text:span text:style-name="T121"> вида. Ей нужна наша покорность, чтобы она оставалась у власти. Ей требуется наша похоть к владычеству, чтобы она смогла включить нас в свою собственную игру власти. В ней нет радости, только власть. Я тебе говорю, если бы Садо-Маз можно было ввести повсеместно, на семейном уровне, Государство усохло бы.</text:span></text:p>
      <text:p text:style-name="P51">Это Садо-анархизм, <text:span text:style-name="T122">и Танац его ведущий теоретик в Зоне в наши дни. </text:span></text:p>
      <text:p text:style-name="P52">Вот и Люнебург Хит, наконец. <text:span text:style-name="T123">Встречи состоялись прошлой ночью с группами доставляющ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text:span></text:p>
      <text:p text:style-name="P53">Помнишь историю про малыша, который терпеть не мо<text:span text:style-name="T124">жет</text:span> креплах? <text:span text:style-name="T125">Ненавидит и боится это блюдо, покрывается э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text:span text:style-name="T22">готовите</text:span><text:span text:style-name="T125"> креплах, чтоб перестал бояться». Дома, к Матери на кухню «Сейчас»,– грит Мать, «приготовлю нам вкусненький сюрприз». «Ух-ты!,– кричит малыш,– «класно, Мамуля!» «Смотри, я просеиваю мукку и соль в миленькую кучку». «А это что, Мам, гамбургер?» «Гамбургер и лук. Я всё обжариваю на этой сковороде». «О-йой, не могу дождаться! Как здорово! А что ты теперь делаешь?» «Делая маленький вулканчик тк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го гамбургера в </text:span><text:soft-page-break/><text:span text:style-name="T125">этот квадратик, сворачиваю треу—» «ГААХХХХ!»– визжит малыш в абсолютном ужасе,– «</text:span><text:span text:style-name="T22">креплах</text:span><text:span text:style-name="T125">!»</text:span></text:p>
      <text:p text:style-name="P54">Подобно тому, как некоторые тайны были даны Цыганам на сохранение от центробежной Истории, а какие-то каб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text:span text:style-name="T126">Есть также история про Тайрона Слотропа, который был послан в Зону присутствовать на его собственной сборке—наверное, тяжко параноидные голоса шепчут, </text:span><text:span text:style-name="T23">на сборке его времени</text:span><text:span text:style-name="T126">—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е 3 из Пентакла покрывают сигнификатора при второй попытке и отправляют тебя к телеку смотреть седьмой повтор Шоу Такеши и Ичизо, закури сигарету и забудь всё это дело)—никакого бесспор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рассказывая о его тайных надеждах и страхах….</text:span></text:p>
      <text:p text:style-name="P20">– <text:span text:style-name="T127">Никогда не было никакого Д-ра Джамфа,</text:span>– <text:span text:style-name="T127">выразил своё мнение всемирно известный аналитик Мики Вакстри-Вакстри,</text:span>– <text:span text:style-name="T128">Джамф был всего лишь фикцией, чтобы помочь ему объяснить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его, и его расы, смерть.</text:span></text:p>
      <text:p text:style-name="P21">– <text:span text:style-name="T129">Эти ранние Американцы, по своему, были захватывающей комбинацией незрелого поэта и психического калеки….</text:span></text:p>
      <text:p text:style-name="P22">– <text:span text:style-name="T130">Нас никогда не интересовал Слотроп </text:span><text:span text:style-name="T24">qua</text:span><text:span text:style-name="T130"> Слотроп,</text:span>– <text:span text:style-name="T131">представитель Противодействия признал едавно в интервью для </text:span><text:span text:style-name="T25">Журнал Уолл-Стрит</text:span><text:span text:style-name="T131">.</text:span></text:p>
      <text:p text:style-name="P55">Интервьюер: Вы имеете ввиду, стало быть, что он был скорее точкой объединения.</text:p>
      <text:p text:style-name="P56">Представитель: Нет, даже и не это. <text:span text:style-name="T132">Мнение даже в самом начале разделилось. Это <text:s/>было одной из наших фатальных слабостей. [Я уверен вам хочется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люминисцирующей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ужно вашим редакторам, что <text:s/></text:span><text:span text:style-name="T26">в точности</text:span><text:span text:style-name="T132"> им нужно. Я предатель. Ношу это в себе. Ваш вирус. Распространяемый вашими неутомимыми Тифозными Мэри, что шатаются по маркетам и станциям. Нам таки удалось поймать в засаду некоторых <text:s/>из них. Однажды мы поймали нескольких в Подземке. Это было ужасно. Моя первая кровь, моё посвящение. Мы гнались за ними в туннелях. Просто ощущали их страх. На развилках туннелей мы могли полагаться лишь на обманчивую акустику Подземки для выбора. Можно было легко заблудиться. Освещения почти никакого. Рельсы отблескивали, как с ними бывает на поверхности дождливыми ночами. И тот шёпот </text:span><text:span text:style-name="T26">тогда</text:span><text:span text:style-name="T132">—тени, что дожидались, крючась углами на станциях ремонтников, лежали вдоль стен туннелей, следили за погоней. «Конец лишком далеко»,– шептали они,– «Вернись. На этой ветке нет остановок. </text:span><text:soft-page-break/><text:span text:style-name="T132">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через года смазки и проездов, 1966 и 1971, я вкусил свою первую кровь. Вы хотите и это вставить?] Мы пили кровь наших врагов. Поэтому Гностики такие с виду истощённые. Таинство Евхаристии на самом деле в том, чтобы пить кровь врагов. Грааль, Санграаль, кровавый двигатель. С чего ещё его скрывали бы так свято? Зачем чёрный почётный караул проедет полконтинента в щепы разнесённой Империи, каменный день за зимней ночью, только лишь приложиться к сладкому краю убогой кружки? Нет, они несли смертный грех: поглотить врага, вниз в скользкие соковыделения, чтобы разошлось по всем клеткам. Вами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text:span></text:p>
      <text:p text:style-name="P66">Мы пили кровь наших врагов. Кровь наших друзей мы лелеяли.]</text:p>
      <text:p text:style-name="P56"/>
      <text:p text:style-name="P198">Экспонат Т-1706.31, Фрагмент Нижней Рубахи, Принадлежность Флота США, <text:span text:style-name="T133">с коричневым пятном, предположительно крови, от низа слева к верху справа.</text:span></text:p>
      <text:p text:style-name="P46"/>
      <text:p text:style-name="P57">Не включён в Книгу Памятных Вещей в данном примечании. Кусок ткани был дан Слотропу Моряком Бодвайном, однажды ночью в Баре Чикаго. <text:span text:style-name="T134">По своему, тот вечер явился повторением их первой встречи. Бодвай, дымящийся толстый косяк засунут под струны на грифе гитары, горестно поёт песню отчасти Родждера Мехико, отчасти некоего безымянного моряка, что застрял в Сан Диего военной поры. </text:span></text:p>
      <text:p text:style-name="P57"/>
      <text:p text:style-name="P199">На прошлой неделе я бросил тортом в чью-то Маму,</text:p>
      <text:p text:style-name="P199">На прошлой недели устроил гулянку себе по уму,</text:p>
      <text:p text:style-name="P199">Последнее, что помню, <text:span text:style-name="T135">6:02 верезжал над моей головой,</text:span></text:p>
      <text:p text:style-name="P200">А мож<text:span text:style-name="T65">’ </text:span>то был<text:span text:style-name="T65">’ </text:span>уж<text:span text:style-name="T65">’ </text:span>11:59…</text:p>
      <text:p text:style-name="P200"/>
      <text:p text:style-name="P201">[Припев]:</text:p>
      <text:p text:style-name="P201"/>
      <text:p text:style-name="P201">Слишком много закрытых на цепь оград вечерами,</text:p>
      <text:p text:style-name="P201">Слишком много людей дрожат по<text:span text:style-name="T136">д</text:span> дождём,</text:p>
      <text:p text:style-name="P202">Мне сказали, ты всё же заводишь ребёнка,</text:p>
      <text:p text:style-name="P203">И вряд ли когда я останусь с тобою вдвоём.</text:p>
      <text:p text:style-name="P203">Иногда мне охота обратно на север,</text:p>
      <text:p text:style-name="P203">Иногда на восток мне охота проведать родню…</text:p>
      <text:p text:style-name="P204">Порой я уверен, что мог бы почти быть счастливым</text:p>
      <text:p text:style-name="P204">Если б знал, ты меня вспоминаешь, хоть раз на дню….</text:p>
      <text:p text:style-name="P46"/>
      <text:p text:style-name="P58">У Бодвайна есть пищик-сирена, типа тех ради которых ребятишки отправляют крышки от коробок с кашей, ловко вставленный в его жопу, <text:span text:style-name="T137">так что он может запускать его всякий раз пёрднув с определённой магнитудой. Он здорово наловчился перемежать свою музыку этими выперднутыми УУИИИИииии, теперь занят тем, чтобы они звучали в правильной тональности, новейшая рефлективная дуга, ухо-мозг-руки-жопа, и возвращение в невинность тоже. Купцы в эту ночь все торгуются малость замедлено. Сентиментальный Бодайн думает это потому, что они слушают его песню. Может и слушают. Вязанки свежих листьев Коки, только что из Анд, превращают заведение в какой-то гулкий Латинский склад, накануне революции, которая </text:span><text:soft-page-break/><text:span text:style-name="T137">никогда не наступит ближе, чем дым грязнящий небо над тростниками, иногда, в долгие кружевные послеполудни у окна….</text:span></text:p>
      <text:p text:style-name="P59">Уличные пострелята заняты Рутиной Работящего Эльфа, <text:span text:style-name="T138">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забросили попытки удерживать его воедино, хотя бы даже как понятие—«это стало слишком отдалённым»,– <text:s/>всё что они обычно говорят.) Почувствовал ли сейчас Бодайн, что его собственная сила однажды вскоре может оказаться недостаточной: что скоро, как все остальные, <text:s/>он должен будет отпустить? </text:span><text:span text:style-name="T27">Но кто-то же должен держать, не может же это случиться со всеми нами—нет, это было бы уже чересчур...Ракетмэн, Ракетмэн. Бедный ты долбоёб.</text:span></text:p>
      <text:p text:style-name="P23">– <text:span text:style-name="T139">Слушай сюда. Я хочу чтоб ты взял это. Понимаешь? Это тебе.</text:span></text:p>
      <text:p text:style-name="P60">А он вообще может слышать? Может видеть эту тряпку, это пятно?</text:p>
      <text:p text:style-name="P24">– <text:span text:style-name="T140">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ё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краватных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text:span><text:span text:style-name="T28">все</text:span><text:span text:style-name="T140"> были там. Они сдёргивали одежду, вырывали чеки из чековых книжек, отрывали куски у газет друг друга, лишь было бы им чем промакнуть кровь Джона Дилинджера. Мы обезумели. Агенты нас не останавливали. Просто стояли, а дым ещё курился из их стволов покуда люди все набросились на ту кровь на улице. Наверно я поддался не раздумывая. Но в этом было </text:span><text:span text:style-name="T28">что-то ещё</text:span><text:span text:style-name="T140">. Что-то <text:s/>должно быть мне нужное… поэтому я отдаю это тебе. Окей? Это кровь Дилинджера тут. Была ещё тёплой когда я собирал. Они не хотели бы, чтоб ты <text:s/>считал чем-то кроме как «обычным преступником»—но голова у Них слишком высоко над Их жопой—он всё же сделал то, что сделал. Пошёл и отмутузил Их прямо в туалетной уединённости Их банков. Какая разница о чём он </text:span><text:span text:style-name="T28">думал</text:span><text:span text:style-name="T140">, раз это ему не мешало? А и не важно почему мы это делаем, тоже. Роки? Да не нужны нам резонные основания, а просто лишь та </text:span><text:span text:style-name="T28">милость</text:span><text:span text:style-name="T140">. Физическая милость чтоб всё срабатывало. Храбрость, мозги, конечно, Окей, но без той милости? Забудь и думать. Ты когда-нибудь</text:span>—<text:span text:style-name="T141">пожалуйста, ты слушаешь? Эта вот штука работает. Правда-правда. Дл меня срабатывала, но я уже миновал стадию Дамбо, я могу летать и без неё. Но ты. Роки. Ты….</text:span></text:p>
      <text:p text:style-name="P61">Это не стало последней их встречей, но впоследствии рядом всегда <text:span text:style-name="T142">был кто-то ещё, кризисы с наркотой, возмущение из-за палева, настоящего или нависшего, а потом, как и боялся, Бодайн стал начинать, беспомощно, со стыдом, отпускать Слотропа. В определённых запарках теперь, когда он видит белую сеть разброшенную по всем направлениям, он толкует её как эмблему боли или смерти. Он начал проводить боьше своего времени с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text:s/>пыль аспирина с завода Байер. Люди вдыхают её и становятся <text:s/>присмиревшими.</text:span></text:p>
      <text:p text:style-name="P62">Они оба чувствуют её отсутствие. <text:span text:style-name="T143">Бодайн вскоре обнаруживает, что его характерно наглый смех, </text:span><text:span text:style-name="T29">хйех, хйех,</text:span><text:span text:style-name="T143"> стал более Немецким, </text:span><text:span text:style-name="T29">тйахц, тйахц</text:span><text:span text:style-name="T143">. Он также принимает неоторые из давних обликов Магды. Добродушные и удобные для вхождения облики, как на балу маскараде. Это </text:span><text:soft-page-break/><text:span text:style-name="T143">трансвестизм заботливости и в первый раз в жизни случается с ним. Хотя никто не спрашивает, слишком заняты делами, он считает, что это нормально. <text:s text:c="2"/></text:span></text:p>
      <text:p text:style-name="P63">Свет в небе натянутый и чистый, в точности ириска после двух первых вытяжек. </text:p>
      <text:p text:style-name="P25">– <text:span text:style-name="T144">Умереть странной смертью,</text:span>– <text:span text:style-name="T145">Гость Слотропа мог к тому времени нацарапать строки углём на стене, голосами в трубе, людскими созданиями на дороге,</text:span>– <text:span text:style-name="T146">цель жизни в том, чтобы умереть странной смертью. Сделать так, что </text:span><text:span text:style-name="T30">как бы она ни нашла тебя</text:span><text:span text:style-name="T146">, нашла бы тебя при очень странных обстоятельствах. Такою жить жизнью….</text:span></text:p>
      <text:p text:style-name="P46"/>
      <text:p text:style-name="P64">Экспонат Т-1729.06, Бутылка содержащая 7 кс Майского вина. Анализ <text:span text:style-name="T147">показывает наличие сушёного ясменника, лимонной и апельсиновой кожуры.</text:span></text:p>
      <text:p text:style-name="P64"/>
      <text:p text:style-name="P65">Веточки ясменника, известного также как Хозяин Лесов, носили ранние воины Тевтоны. Он даёт успех в битве. <text:span text:style-name="T148">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ее фото было на единственном альбоме когда-либо <text:s/>записанном Дураком, Английской рок-группой—семеро музыкантов позируют, в нахальном стиле ранних Стоунз, возле давней воонки ракеты-бомбы, в Ист-Энде, или к Юг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я….)</text:span></text:p>
      <text:p text:style-name="P67">Теперь тут только лишь <text:span text:style-name="T149">раскосый кошачий глаз заката <text:s/></text:span>остался <text:span text:style-name="T149">на равнине в этот вечер, ярко серый напротив пурпурного потолка облаков, с радужкой из серого потемнее. Он более виден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и). Ожидается, что они примут резолюцию сегодня с просьбой к Великобритании о предоставлении <text:s/>статуса члена Содружества и возможно даже подадут заявку на членство в НАТО. Детей в приходских школах опросили молиться за их успех. Может 13 лет скрытного сотрдничества Ватикана прояснил разницу между тем, что свято, а что нет? Ещё одно Государство формируется в ночи, не без театральности и увеселений. Так что в эту ночь преобладает </text:span><text:span text:style-name="T31">Maitrinke</text:span><text:span text:style-name="T149">,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text:span></text:p>
      <text:p text:style-name="P68">Пусть шеренга <text:span text:style-name="T150">х</text:span>ора выступит героически: <text:span text:style-name="T150">16 оборванных выпучивших глаза старожилов, что бесцельно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груди, щиколотки без носков постоянно извоженные пылью маленких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text:span text:style-name="T32">вино</text:span><text:span text:style-name="T150">. Если полиция в пути, если далеко на дороге некие дикие уши могут уже различить рокот оккупационной колонны за <text:s/>километрами ночи, машут из-за пределов видимости, из-за наислабейшего брезжения <text:s/>первых фар, всё равно никому не удастся сломить кружок. Вино будет распоряжаться всем что произойдёт. Разве тебе не случалось </text:span><text:soft-page-break/><text:span text:style-name="T150">очнуться с ножом в руке и головой в унитазе, муть длинной крови сейчас сплюнется из-под верхней губы, и рухнуть обратно на вытертый красный капилляристый ворс где ничего такого никак не могло ведь быть? И очнуться опять к женскому визгу, к воде канала, что леденит твои притопленные ухо и глаз, опять к несчётным Крепостям пикирующим с неба, опять, опять….Но нет, никогда до конца.</text:span></text:p>
      <text:p text:style-name="P132"><text:span text:style-name="T60">Винная поспешность: винная поспешность смеётся над притяжением, оказываешься под потолком лифта, </text:span><text:span text:style-name="T61">что взмывает </text:span><text:span text:style-name="T55">вверх</text:span><text:span text:style-name="T61"> и уже никак не опуститься. </text:span><text:span text:style-name="T62">Ты разделяешься надвое, на Двух основных, и каждому «я» известно про друго</text:span><text:span text:style-name="T63">е.</text:span></text:p>
      <text:p text:style-name="P77"/>
      <text:p text:style-name="P138"><text:span text:style-name="T63">О</text:span><text:span text:style-name="T59">ккупация Мингборо</text:span></text:p>
      <text:p text:style-name="P69">Грузовики катят подгору, где шоссе Штата сужается, примерно в три часа дня. <text:span text:style-name="T151">Все фары горят. Устремлённый электрический взгляд за взглядом переваливают через гребень холма, между деревьев клёна. Шум ужасный. Коробки передач трещат как каждая из машин достигает конца спуска, усталые крики «На двойное сцепление, идиот!» доносятся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он проиграет Питу Дюфей. У неё с Дюфей будет дочка по имени Ким, а косички Ким будут макаться в школьные чернильницы Хоганом-младшим. Всё так и будет, оккупация там или нет, с или без дяди Тайрона.</text:span></text:p>
      <text:p text:style-name="P70">Дождя в воздухе прибывает. <text:span text:style-name="T152">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деленной с кондитерской в подстриженной зелени, где он дожидался первого кусочка очень жёлтого школьн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рухи. Сувениры из ранней империи, они блестят как катафалки сейчас в предчувствии дождя. Рабочие отделения уже складывают баррикады, а группа зачистки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text:s/>через два участка, которые не точно прилегают спиной-к-спине, так что огибаешь один забор, а дальше по проезду. Оба они окаменело смолистые и чёрные дома старушек, полные кошек, живых и чучельных, запятнанных абажуров, салфеточек и скатёрочек на стульях и столах, и предсмертного полумрака. Потом тебе надо пересечь улицу, пройти по подъездной дорожке миссис Снод вдоль штокроз, через проволочные ворота и задний двор Сантора, через забор-перила, где ограда заканчивается, пересечь твою улицу, и дома….</text:span></text:p>
      <text:p text:style-name="P71">Но тут оккупация. Возможно уже запретили детям <text:span text:style-name="T153">срезать напрямик, как и передвижения взрослых. Может уже слишком поздно идти домой.</text:span></text:p>
      <text:p text:style-name="P71"/>
      <text:p text:style-name="P139">Опять в Der Platz</text:p>
      <text:p text:style-name="P72">Густав и Андрэ вернулись из Коксэвена, свинтили мембранодержатель и мембрану из казу <text:span text:style-name="T154">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еров, из отдела двигателя, для проведения долгосрочного изучения оптимального дизайна трубки для гашиша—в значениях </text:span><text:soft-page-break/><text:span text:style-name="T154">скорости потока, передачи тепла, контроля отношения воздух-дым, совершенная форма оказывается форма классического </text:span><text:span text:style-name="T33">казу</text:span><text:span text:style-name="T154">!</text:span></text:p>
      <text:p text:style-name="P74">Ага, ещё одна странная вещь у казу: поворотная резьба над мембраной в точности такая же как у <text:span text:style-name="T155">патрона </text:span>электролампочки. <text:span text:style-name="T156">Густав, старый добрый Капитан Ужас, в очень жёлтых Английских очках для стрельбы («помогает тебе быстрее попасть в вену: по-моему»), любит провозглашать это чистой подписью Фебуса.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 Фебус даже стоит за </text:span><text:span text:style-name="T34">казу</text:span><text:span text:style-name="T156">. Ха! Ха! Ха! </text:span><text:span text:style-name="T34">Schadenfreude</text:span><text:span text:style-name="T156">, хуже чем затяжной луковый пердёж, заполоняет комнату.</text:span></text:p>
      <text:p text:style-name="P75">Но <text:s/>лампочка Густава<text:span text:style-name="T64">—</text:span>никто иной как наш друг Байрон<text:span text:style-name="T64">—</text:span>хочет сказать нет, <text:span text:style-name="T157">это вовсе не так, это Казу провозглашает братство со всеми пойманными и угнетёнными электролампами…. </text:span></text:p>
      <text:p text:style-name="P73"><text:s/><text:span text:style-name="T158">Здесь идёт кино, по секрету. На этаже, 24 часа в сутки, как ни заглянешь точно, всё тоже грёбанное кино! По настоящему наглый и безвкусный фильм Герхарда фон Гёля из ежедневных съёмок фактически для проектка, который никогда не будет завершё. Шпрингер просто планирует так и крутить без конца, по секрету. Называется </text:span><text:span text:style-name="T35">Новый Наркотик</text:span><text:span text:style-name="T158">, и об этом-то всё кино, новейший вид наркотика о котором никто вообще не слыхал. Самая сволочная характеристика у этой хрени, что <text:s/>как только ты принял она делает тебя неспособным когда-либо хоть кому-то сказать как она вообще действует, или ещё хуже, где её можно достать. Толкачи тоже без понятия как любой другой. Всё, на что можешь надеяться, что прижучишь кого-то в момент приёма (впрыскивает? курит? глотает?) <text:s/>дозу. Это такой наркотик, что сам </text:span><text:span text:style-name="T35">тебя</text:span><text:span text:style-name="T158">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те себе представить до чего наркозадроченное и безрассудное понятие про развлекуху нужно иметь для ежедневного звукоредактирования всего этого). Мелькают титры вроде</text:span></text:p>
      <text:p text:style-name="P73"/>
      <text:p text:style-name="P76">ГЕРХАРДТ ФОН ГЁЛЬ АМИТАЛ-НАТРИЕВЫЙ МУДАК!</text:p>
      <text:p text:style-name="P72"/>
      <text:p text:style-name="P78">А вот он и сам, <text:span text:style-name="T159">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какая неловкость, косяком, в довольно распущенно ухмыляющемся рту—«Через зло и орлов»,– мелет Шпрингер,– «климат блондинит своим путём, ибо они не сила под развяз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идёт немало ещё такой же потетени, как раз время отвлечься на попкорн, за который в Platz катят семена ипомеи разжаренные до коричневых взрывчиков. Никакая регулярная компания здесь вообще-то не собирается смотре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что не могут сдерживаться и не распахиваться настежь <text:s/>перед разрушительными посещениями от Клиппота, хохмачей с доски Уиджа, полтергейстов, всякой сволочи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text:span><text:soft-page-break/><text:span text:style-name="T159">такому…. Решения такого рода для а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всё такое, каждый вырвавшийся смешок или вздох, всё так и идёт под смертным приговором, чья глубокая красота ангелу и близко никогда не доходила….</text:span></text:p>
      <text:p text:style-name="P78"/>
      <text:p text:style-name="P140">Таро Вайсмана</text:p>
      <text:p text:style-name="P79">Таро Вайсмана лучше, чем у Слотропа. <text:span text:style-name="T160">Вот настоящие карты, в точной последовательности как они вышли.</text:span></text:p>
      <text:p text:style-name="P80">Сигнификатор: <text:s/>Рыцарь Мечей</text:p>
      <text:p text:style-name="P80">Покрыт: Башней</text:p>
      <text:p text:style-name="P80">Прекрещен: Королевой Мечей</text:p>
      <text:p text:style-name="P80">Венчание: Король Кубков</text:p>
      <text:p text:style-name="P80">Под: Тузом Мечей</text:p>
      <text:p text:style-name="P80">Впереди: 4 Мечей</text:p>
      <text:p text:style-name="P80">Позади: 4 Пентаклов</text:p>
      <text:p text:style-name="P80">Сам: Паж Пентаклов</text:p>
      <text:p text:style-name="P81">Дом: 8 Кубков</text:p>
      <text:p text:style-name="P81">Надежды и Страхи: 2 Мечей</text:p>
      <text:p text:style-name="P82">Что Выйдет: Весь Мир</text:p>
      <text:p text:style-name="P83">Он является сперва в сапогах и знаках различия верхом на чёрной лошади в скачке, что ни он ни конь не могут контролировать, <text:span text:style-name="T161">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где пробивается солнечный свет, громадными кругами, прожектора на танцевальной площадке.</text:span></text:p>
      <text:p text:style-name="P84">Он отец, которого тебе никогда не удастся убить до конца. <text:span text:style-name="T162">Эдипова ситуация в Зоне нынче просто ужасна.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убить их, мы обречены сейчас на всё ту же пассивность, всё те же мазохистские фантазии что лелеяли </text:span><text:span text:style-name="T36">они </text:span><text:span text:style-name="T163">втайне, а ещё хуже, мы обречены в своей слабости прикидываться мужами власти, которых наши собственные дети малые должны енавидеть, и стремиться узурпировать место, и у них не выходит… Так поколение за поколением людей влюблённых в боль и пассивность отбывают свой срок в Зоне, молча, издав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text:span></text:p>
      <text:p text:style-name="P131">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прочитывают её как семяизвержение и останавливаются <text:s/>на этом. Другие видят символ Гностиков или Катаров, для Римской Церкви, что сводится к любой другой Системе нетерпящей ереси: система, которая, по своей природе, должна рано или поздно пасть. Теперь мы знает также что это ещё и Ракета.</text:p>
      <text:p text:style-name="P85">Члены Ордена Золот<text:span text:style-name="T166">ист</text:span>ого Рассвета считают, <text:span text:style-name="T164">что Башня представляет победу над роскошью и мстящую силу. Как Гебельс, несмотря на все свои профессиональные разглагольствования, верил в Ракету как в мстителя.</text:span></text:p>
      <text:p text:style-name="P86"><text:soft-page-break/>На Древе Жизни каббалистов, <text:span text:style-name="T165">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span></text:p>
      <text:p text:style-name="P87">Но каждая из Сфирот преследуется соответствующим ей <text:span text:style-name="T167">демоном или </text:span>Клипотом. <text:span text:style-name="T168">Для Нецаха это Гараб Церек, для Хода это Шамаел, Отрава Господа. Никто не звал демонов ни на один из уровеней,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text:s/>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text:span><text:span text:style-name="T37">лучше</text:span><text:span text:style-name="T168"> задумайтесь </text:span><text:span text:style-name="T37">по второму разу</text:span><text:span text:style-name="T168">!). Вороны Смерти отведали теперь Отравы Господа… но в дозах достаточно малых, чтобы не окачурится а поиметь, как от </text:span><text:span text:style-name="T37">Amanita muscaria</text:span><text:span text:style-name="T168">, весьма необычное состояние ума…. Они не имеют официального наименования, но именно они демоны покровители Ракеты.</text:span></text:p>
      <text:p text:style-name="P88">Вайсман перекрещён Королевой его масти. <text:span text:style-name="T169">Возможно что сам себя, по таскалову. Она главное препятствие <text:s/>на его пути. В его основание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 что пытается уберечь свой конфетный домик от неисчислимых откусчиков во тьме снаружи. На подходе, перед ним, является пир кубков, сытость. До хрена винища и хлебов ожидает Вайсмана вскоре. <text:s/>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text:s/>достаточно точное описание Зоны в наши дни, и это описывает его глубочайшие надежды, или страхи.</text:span></text:p>
      <text:p text:style-name="P89">Сам же, каким Мир его видит: обучающийся наукам юный Паж <text:span text:style-name="T170">Пентаклов, в размыщлениях над своим магическим золотым талисманом. Паж может также представлять собой молдодую девушку. Но Пентаклы описывают людей очень тёмной наружности, так что паж пости наверняка Енцин в молодости. А Вайсман может наконец, таким ограниченным способом доски объявлений, стал тем, что он любил сперва. </text:span></text:p>
      <text:p text:style-name="P90">Король Кубков, венчающий его надежды, <text:span text:style-name="T171">светловолосый король-интеллектуал.</text:span></text:p>
      <text:p text:style-name="P91">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text:span text:style-name="T172">Он почти наверняка там и будет. <text:s/>Ищите повыше, а не внизу. Его будущая карта, карта о том, что будет, это Мир.</text:span></text:p>
      <text:p text:style-name="P91"/>
      <text:p text:style-name="P145">Последняя зелень с Лиловым</text:p>
      <text:p text:style-name="P104">Хит зарастает зелёным с лиловым во всех направлениях, земля и вереск, во <text:s/>всех направлениях, старятсяtoken intellectuals</text:p>
      <text:p text:style-name="P104">Нет. То было весной.</text:p>
      <text:p text:style-name="P104"/>
      <text:p text:style-name="P146"><text:soft-page-break/>Конь</text:p>
      <text:p text:style-name="P92">В поле, вне поляны и деревьев, последний конь стоит, потускнелый до серебряно-серо<text:span text:style-name="T173">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span></text:p>
      <text:p text:style-name="P93">Теперь та жертва стала политическим актом, <text:span text:style-name="T174">актом Цезаря, последнего коня интересует лишь как начинается ветер сегодня: подымется сперва, старается про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text:span></text:p>
      <text:p text:style-name="P93"/>
      <text:p text:style-name="P141">Исаак</text:p>
      <text:p text:style-name="P94">В одной из Агадских легенд из 4-го примерно столетия <text:span text:style-name="T175">говорится, что </text:span>Исаак, <text:span text:style-name="T175">в момент когда Авраам был готов принести его в жертву на Мовре, увидел преддверия Трона. Для практикующего мистика, видение и прохождения чрез эти чертоги один за другим, ужасно и сложно. Ты должен не только быть натаскан в противознаках и печатях, не только иметь физическую подготовку тренингом и воздержанием, но также торчком стоячую решимость, которая никак у тебя не падает. Ангелы у дверей будут пытаться обжулить тебя, запугать, сыграть всевозможно жестокие шутки, чтоб сбить тебя с пути. Клипоты, скорлупа мертвецов, будут использовать всю твою любовь к друзьям кто пересёк уже против тебя. Ты выбрал активный путь, и тут уж не будет промашек без того, чтоб подвергнуться самой смертельной опасности. </text:span></text:p>
      <text:p text:style-name="P95">Другой путь тёмен и женственен, пассивный, <text:span text:style-name="T176">самоотречение. Исаак под ножом. Блестящий кра ширится в прихожей,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невиности….)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шариоте Меркаба, несмотря на его последние слабые проблески человечности, последние жесты к возможности магии, надвигается неотвратимо….</text:span></text:p>
      <text:p text:style-name="P95"/>
      <text:p text:style-name="P142">Пред-Старт</text:p>
      <text:p text:style-name="P96">Гигантская белая муха: <text:span text:style-name="T177">стоячий член жужжит в белом кружеве, в свернувшейся кров</text:span><text:span text:style-name="T3">и́</text:span><text:span text:style-name="T177"> или сперме. Его гладкие ступни, связаны вместе, в белых атласных тапочках с белыми бантиками. Его красные соск</text:span><text:span text:style-name="T3">и́</text:span><text:span text:style-name="T177">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ксь символизм сегодня. Перчатка это женский эквивалент Руки Славы, которую форточники применяют ля освещения в твоём доме: свеча в руке мертвеца, торчком как встанут все твои ткани при первой сладостной пробежки язычком твоей любовницы Смерти. Перчатка это полость куда входит Рука, так же как 00000 лоно куда возвращается Готфрид.</text:span></text:p>
      <text:p text:style-name="P97"><text:soft-page-break/><text:span text:style-name="T178">Всуньте его. Не Прокрустово ложе, но подогнанное для его приёма. Оба, мальчик и Ракета, спроектированы одновременно. Её стальная задница изо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text:s/>ещё пара минут. Жидкий кислород бежит замораживая так близко к твоей щеке, кости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Готовься, </text:span><text:span text:style-name="T38">Liebchen</text:span><text:span text:style-name="T178">.</text:span></text:p>
      <text:p text:style-name="P46"/>
      <text:p text:style-name="P143">Конструкция</text:p>
      <text:p text:style-name="P98">Ему уделили оконце искусственного сапфира <text:span text:style-name="T179">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Ochsen-Augen в дни Пра-прабабушек, в дни до оконного стекла….</text:span></text:p>
      <text:p text:style-name="P99">Часть испаряемого кислорода направлена через Imipolex саван Готфрида. <text:span text:style-name="T180">В одно его ухо хирургически вживлён крохотный динамик. Он блестит как красивая серьга. Сигнал прит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text:span></text:p>
      <text:p text:style-name="P99"/>
      <text:p text:style-name="P144">Музыка Погони</text:p>
      <text:p text:style-name="P100">И наконец-то, после выдающейся карьеры восклицаний, «Боже мой, мы опоздали!», <text:span text:style-name="T181">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прибудет, Боже мой, </text:span><text:span text:style-name="T39">слишком</text:span><text:span text:style-name="T181"> поздно.</text:span></text:p>
      <text:p text:style-name="P101">Супермэн влетит, ботинками вперёд, на покинутую поляну, стартовый подъёмник выдыхает масло через изношенную прокладку, смолав выжата из деревьев, горькая манна для этого горчайшего из случаев. <text:span text:style-name="T182">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рпивычке за пинтой ржаного в кармане своего костюма, и почувствует как он стосковался по кружевным балконам Бредбери Билдинг. </text:span></text:p>
      <text:p text:style-name="P102">Субмаринер и его многоязычная банда напорятся на неполадки с батареей. <text:span text:style-name="T183">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text:s/>остывший костёр, чтобы присесть на корточки и поточить свой нож.)</text:span></text:p>
      <text:p text:style-name="P103">«<text:span text:style-name="T184">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text:span><text:span text:style-name="T40">Daily Planet</text:span><text:span text:style-name="T184">. </text:span><text:span text:style-name="T40">Да Джимми, должно быть </text:span><text:span text:style-name="T41">в</text:span><text:span text:style-name="T40"> тот день как я столкнулся с той непонятностью, те пара секунд абсолютной загадки… ты знаешь, Джимми, время—время странная штука</text:span><text:span text:style-name="T184">….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text:span><text:soft-page-break/><text:span text:style-name="T184">их система, увидят, что непонятности начинают случаться всё чаще и чаще, объявляя перекройку ткани старомодного времени, и они назовут это раком, и просто не будут знать к чему всё идёт, или что всё это значит, Джимми…. </text:span></text:p>
      <text:p text:style-name="P105">В эти дни он понимает, что ему просто не хватает собак. <text:span text:style-name="T185">Кто бы подумал, что он когда-нибудь станет сентиментальничать из-за своры слюнявых шавок? Но здесь а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text:s/>он мог подметить <text:s/>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text:s/>всё ещё оставались моменты творческого вызова— </text:span></text:p>
      <text:p text:style-name="P106">Да, что ж, он экс-учёный теперь, <text:s/><text:span text:style-name="T186">из тех <text:s/>кто никогда не Продвинулся Настолько, чтобы начать говорить о Боге, румянощёкий милый седовласый эксцентричный лепет с удобной позиции своего Лауреатства—нет, ему так и оста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text:span></text:p>
      <text:p text:style-name="P106"/>
      <text:p text:style-name="P147">Обратный Отсчёт</text:p>
      <text:p text:style-name="P107">Обратный отсчёт каким мы его знаем, 10-9-8-u.s.w., был изобретён Фрицем Лангом в 1929 для Ufa фильма <text:span text:style-name="T4">Die Frau im Mond</text:span>. <text:span text:style-name="T187">Он вставил его в сцену пуска для нагнетания напряжённости. «Это ещё один из моих чёртовых ‘туше’»,– сказал Фриц Ланг. </text:span></text:p>
      <text:p text:style-name="P26">– <text:span text:style-name="T188">В момент Творения,</text:span>– <text:span text:style-name="T188">поясняет представитель Каббалистов Стив Эдельман,</text:span>– <text:span text:style-name="T188">Бог послал пульс энергии в пустоту. Тот вскоре разделился и рассортировался в десять различных сфер или аспктов,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балистов направлены на то, чтобы сделать путешествие успешным. </text:span></text:p>
      <text:p text:style-name="P27">– <text:span text:style-name="T189">Итак, Сефирот укладывается в структуру, которая именуется Древом Жизни. Оно же также тело Бога. Между десятью сферами проведены 22 пути. Каждый путь соответствует одной букве Еврейского алфавита, а также какой-либо из кар называемых «Главная Аркана» в Таро. Поэтому хотя обратный отсчёт для Ракеты кажется сериальным, на самом деле он скрывает Древо Жизни, которое должно восприниматься всё целиком, вместе, в параллельности.</text:span></text:p>
      <text:p text:style-name="P28">– <text:span text:style-name="T190">Некоторые Сефироты активны, или мужские, другие пассивны, или женские, но само Древо является единством коренящимся точно в </text:span><text:span text:style-name="T42">Bodenplatte</text:span><text:span text:style-name="T190">. Это ось определённой Земли, нового рапределения, призванного к жизни Великим Пламенем.</text:span></text:p>
      <text:p text:style-name="P29">– <text:span text:style-name="T191">Но с новой осью, с Землёй крутящейся по-новому,</text:span>– <text:s/><text:span text:style-name="T191">доходит посетителю,</text:span>– <text:span text:style-name="T191">что происходит с астрологией?</text:span></text:p>
      <text:p text:style-name="P30">– <text:span text:style-name="T192">Знаки меняются, идиот,</text:span>– <text:span text:style-name="T192">резко бросает Эдельман, доставая свою баночку Торазина семейных размеров. Он стал настолько втянувшимся пользователем этого транквилизатора, что цвет его лица тревожно потемнел до шиферно-пурпурного. Этоо делает его диковинкой на здешних улицах, где все гуляют загорелыми и красноглазыми от одного раздражающего средства или иного. Дети Эдельмана, проказливые дьяволята, недавно затеяли подкладывать пластинчатые конденсаторы из выброшенных транзисторных приёмников в Папашину банку с Терозином. Для его невнимательного глаза они едва ли отличались: так что какое-то время Эдельман считал, что в нём должно быт развивается терпимость, и что Бездна подобралась невыносимо близко, </text:span><text:soft-page-break/><text:span text:style-name="T192">отделённая каким-нибудь всего лишь одним происшествием</text:span>—<text:span text:style-name="T193">сирена на улице, реактивный самолёт рокочет на холостом ходу</text:span>—<text:span text:style-name="T194">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text:span></text:p>
      <text:p text:style-name="P31">– <text:span text:style-name="T195">Вот,</text:span>– <text:span text:style-name="T195">вскидывает увесистую проксеренную кипу,</text:span>– <text:span text:style-name="T196">Эфемерис. Основано на новой ротации.</text:span></text:p>
      <text:p text:style-name="P32">– <text:span text:style-name="T197">Вы имеете ввиду кто-то действительно нашёл </text:span><text:span text:style-name="T43">Bodenplatte</text:span><text:span text:style-name="T197">? Полюс?</text:span></text:p>
      <text:p text:style-name="P33">– <text:span text:style-name="T198">Сама дельта-т. Это публиковалось, естественно. Находка «экспедиции Кайзербарт».</text:span></text:p>
      <text:p text:style-name="P108">Псевдоним по всей видимости, всем известно, что Кайзер брил бороду.</text:p>
      <text:p text:style-name="P108"/>
      <text:p text:style-name="P148">Настро<text:span text:style-name="T199">йка</text:span> в Апполонскую Мечту...</text:p>
      <text:p text:style-name="P109">Когда что-то реальное <text:span text:style-name="T201">в</text:span>от-вот произойдёт с тобой, <text:span text:style-name="T200">ты движешься навстречу неся перед собой какую-то прозрачную <text:s/>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text:span></text:p>
      <text:p text:style-name="P109"/>
      <text:p text:style-name="P110">Тут в хвостовой секции 00000, <text:span text:style-name="T202">Готфрид нашёл эту чистую поверхность перед собой, фактически буквально: саван из Imipolex. Обрывки из его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text:span></text:p>
      <text:p text:style-name="P111">День снаружи холоден, <text:span text:style-name="T203">а</text:span> жертв<text:span text:style-name="T203">а в лёгком одеянии, но ему тепло <text:s/>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span></text:p>
      <text:p text:style-name="P112">Микрофонные переговоры бубнят в его подключённое ухо. <text:span text:style-name="T204">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span></text:p>
      <text:p text:style-name="P113">Мягкий запах Imipolex<text:span text:style-name="T65">’</text:span>а, окутывающего его полностью, знаком ему. Его не пугает этот запах. <text:span text:style-name="T205">Такой же был в комнате, где он заснул, очень давно, так глубоко в сладком парализованнном детстве… это там он начал видеть сны. А теперь пришло время просыпаться, в дыхание что становилось уже совсем реальным. Ну же, проснись. Всё хорошо.</text:span></text:p>
      <text:p text:style-name="P113"/>
      <text:p text:style-name="P149">Орфей Опускает Арфу</text:p>
      <text:p text:style-name="P114">Лос-Анжелос (ПНС)<text:span text:style-name="T64">—Ричард М. Жлаб, ночной менедер Театра Орфей на Мельроуз, выступил против того, что он называет «безответсвенным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ни было, Жлаб утверждает, что его очереди, особенно на вечерние представления, впали в состояние почти анархии по причине данного музыкального инструмента.</text:span></text:p>
      <text:p text:style-name="P115"><text:span text:style-name="T64">– </text:span>Это продолжается с нашего Фестиваля Фильмов Бенгта Экерота / Марии Сазарес,<text:span text:style-name="T64">– </text:span>жалуется Жлаб, <text:span text:style-name="T206">которому под пятьдесят, жировые складки под лицом в постоянной пятичасовой щетине (худшая <text:s/>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ов.</text:span></text:p>
      <text:p text:style-name="P36">– Эй, Ричард,– <text:s/>насмешничает прохожий,– я поймал твою Французкую манжету, глянь-ка,– <text:s/>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P116"><text:soft-page-break/>Менеджер Жлаб слегка морщится: «<text:span text:style-name="T207">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text:span></text:p>
      <text:p text:style-name="P117">Упомянутый им случай всё ещё слушается. Стив Эдельман, бизнесмен из Голливуда, <text:span text:style-name="T208">обвинён в прошлом году по делу 11569 (Попытка Подстрекательства с Незаконным Инструментом), пребывающий сейчас в Атаскадеро под неопределённым наблюдением.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и в присутствии свидетелей <text:s/>из целой очереди за билетами в кино. </text:span></text:p>
      <text:p text:style-name="P34">– <text:span text:style-name="T209">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что я хотел сказать, все подобные Эдельману. Разумеется, не все не нормальные люди в очереди. А-ха-ха. Вот, позвольте показать вам кое-что.</text:span></text:p>
      <text:p text:style-name="P35"><text:span text:style-name="T210">Он препровождает вас в чёрный Менеджерский Фольксваген, и прежде, чем успеваете опомниться, вы уже на автострадах. Возле разъезда на Сан Диего и Санта Моника, Жлаб указывает на участок асфальта: «Вот тут я впервые увидал одного. Он вёл Фолькса. Представьте. Я глазам своим не мог поверить».</text:span>– <text:span text:style-name="T211">Но трудно всё внимание целиком удерживать на Менеджере Жлабе. <text:s/>Автострада Санта Моника традиционно является сценой всех форм немыслимых автомобильных безрассудств известных человеку. Она не белая и благовоспитанная как Сан Диего, и не коварно спланированная как Посадена, и не настольно гетто-самоубийственная как Гавань. Нет, некоторые не осмеливаются сказать этого, но Санта Моника автострада для уродов, и все они тут сегодня, делая трудным для тебя следовать за поучительной историей Менеджера. Не можешь сдержать некоторый вздрог отвращения, почти рефлексивного Сознания Что за Сорт, <text:s/>в их присутствии. Они гонят тараторя на тебя со всех сторон, роятся, выпячивают на тебя гллаза в боковые окна, играют на гармониках и даже на </text:span><text:span text:style-name="T44">казу</text:span><text:span text:style-name="T211">, в полном неуважении к Запретам.</text:span></text:p>
      <text:p text:style-name="P37">– <text:span text:style-name="T212">Расслабься,</text:span>– <text:span text:style-name="T212">в глазах Менеджера характерный блеск,</text:span>– <text:span text:style-name="T212">найдётся хорошо охраняемый дом для им всем, в </text:span><text:span text:style-name="T2">О́</text:span><text:span text:style-name="T212">круге Орандж. Как раз возле Диснейленда,</text:span>– <text:span text:style-name="T213">тут делает паузу, в точности как комик в ночном клубе, совсем один в своём дегтярном круге, белом как мел ужасе.</text:span></text:p>
      <text:p text:style-name="P38"><text:span text:style-name="T214">Хохот окружает тебя. Полный, верной аудитории хохот, врывающийся из четырёх точек обивки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text:span>—<text:span text:style-name="T215">у, да ладно</text:span>—<text:span text:style-name="T216">БОРЬБА С ОГНЁМ (ОБЫЧНЫМ), БОРЬБА С ОГНЁМ (ЯДЕРНЫМ), БОРЬБА С ОГНЁМ (ВЕЖЛИВО), СОБОРНАЯ АКУСТИКА….</text:span></text:p>
      <text:p text:style-name="P39">– <text:span text:style-name="T217">Нам приходится в общении пользоваться </text:span><text:span text:style-name="T45">определённым</text:span><text:span text:style-name="T217"> кодом,</text:span>– <text:span text:style-name="T218">продолжает Менедер.</text:span>– <text:span text:style-name="T219">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должны давать им </text:span><text:span text:style-name="T46">какой-то</text:span><text:span text:style-name="T219"> шанс. Не можем же мы отнимать у них надежду, верно?</text:span></text:p>
      <text:p text:style-name="P118">Фолььксваген теперь в центре Л.А., где поток машин теснится колонной из тёмных Линкольнов, нескольких Фордов, даже GMC, но ни одного Понтиака среди них. <text:span text:style-name="T220">На кажом ветровом стекле и заднем окне светящаяся оранжевая полоса, что прочитывается как ПОХОРОНЫ.</text:span></text:p>
      <text:p text:style-name="P119">Менеджер сейчас сопит. «<text:span text:style-name="T221">Он был одним из лучших. Я не ог сам присутствовать, но послал нескольких ассистентов высокого ранга. Разве кто-то его заменит, хотел бы я знать»,– нажимает потайную кнопку под панелью. Хохот на этот раз размеренные мужские о-хо-хо с налётом сигарного дыма, и выдержанного бурбона. Редко но громко. Фразы типа «Дик, ну ты и типус!» а так же «Вы только его послушайте!» тоже можно разобрать. </text:span></text:p>
      <text:p text:style-name="P40"><text:soft-page-break/>– <text:span text:style-name="T222">У меня есть фантазия о том, как я умру. Думаю, что </text:span><text:span text:style-name="T47">они</text:span><text:span text:style-name="T222"> вам платят, но это ничего. Вот послушайте. В 3 часа утра, на Автостраде Санта Моника, тёплая ночь. Все окна у меня открыты. Иду на скорости 70, 75. <text:s/>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text:span></text:p>
      <text:p text:style-name="P120">Мчась по Голливуд Автостраде, между таинственным прицепом под брезентом и цистерной жидкого водорода гладкой как торпеда, <text:span text:style-name="T223">мы нагоняем вероятную колонну любителей играть на гармонике. «Хотя бы тех тамбуринов нет»,– бормочет Жлаб.– «Уже не так много тамбуринов как в прошлом году, слава Богу».</text:span></text:p>
      <text:p text:style-name="P121">Обшитые жестью грузовики общественн<text:span text:style-name="T225">ых</text:span> питания крест-накрест после полудня. <text:span text:style-name="T224">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text:span></text:p>
      <text:p text:style-name="P122">Звук сирен застаёт тебя врасплох. <text:span text:style-name="T226">Жлаб смотрит резко в своё зеркало: «Ты не выдерживаешь, нет?»</text:span></text:p>
      <text:p text:style-name="P123">Но звук мощнее, чем у полиции. <text:span text:style-name="T227">Он охватывает бетон и смог, он наполняет долину и горы дальше, чем любой смертный когда-либо мог продвинуться… ог продвинуться во времени….</text:span></text:p>
      <text:p text:style-name="P41">– <text:span text:style-name="T228">Не думаю, что это полицейская сирена.</text:span>– <text:span text:style-name="T228">Твоё нутро схватило спазмой, ты тянешься к ручке настройки АМ радио.</text:span>– <text:span text:style-name="T48">Я</text:span><text:span text:style-name="T229"> </text:span><text:span text:style-name="T48">не думаю</text:span>—</text:p>
      <text:p text:style-name="P114"/>
      <text:p text:style-name="P150">Поляна</text:p>
      <text:p text:style-name="P42">– Räumen,– <text:span text:style-name="T230">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span></text:p>
      <text:p text:style-name="P47"><text:span text:style-name="T64">– </text:span><text:span text:style-name="T4">Steuerung klar</text:span>?<text:span text:style-name="T64">– спрашивает он парня за панелью направления.</text:span></text:p>
      <text:p text:style-name="P43">– <text:span text:style-name="T4">Ist klar</text:span>.– <text:span text:style-name="T231">в огоньках от панели лицо Макса твёрдое, упрямое золото.</text:span></text:p>
      <text:p text:style-name="P44">– <text:span text:style-name="T4">Treibwerk klar?</text:span></text:p>
      <text:p text:style-name="P48"><text:span text:style-name="T64">– </text:span><text:span text:style-name="T4">Ist klar</text:span>,<text:span text:style-name="T64">– от Морица от панели двигателя ракеты. В микрофон висящий у него на шее, он передаёт в <text:s/>Комнату Управления,– </text:span><text:span text:style-name="T5"><text:s/>Luftlage klar</text:span><text:span text:style-name="T64">.</text:span></text:p>
      <text:p text:style-name="P48"><text:span text:style-name="T64">– </text:span><text:span text:style-name="T4">Schlüssel auf</text:span><text:span text:style-name="T58"> schiessen</text:span>,<text:span text:style-name="T64">– приказывает Блисеро.</text:span></text:p>
      <text:p text:style-name="P124">Мориц поворачивает главный ключ на ПУСК: «<text:span text:style-name="T4">Schlüssel steht auf </text:span><text:span text:style-name="T58">schiessen</text:span><text:span text:style-name="T57">».</text:span> </text:p>
      <text:p text:style-name="P133">Klar.</text:p>
      <text:p text:style-name="P125">Здесь полагаются затяжные драматические паузы. <text:span text:style-name="T232">Голова Вайсмана должна переполняться последними картинами сливочных ягодиц стиснутых страхом (не обосрался, </text:span><text:span text:style-name="T49">Liebchen</text:span><text:span text:style-name="T232">?)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в Темень в Вонь… Белый… Угол… Ждёт… Ждёт Чтобы—). Но нет, ритуал стиснул <text:s/>своей бархатной хваткой их всех. Такой сильной, такой тёплой….</text:span></text:p>
      <text:p text:style-name="P126"><text:span text:style-name="T64">– </text:span><text:span text:style-name="T4">Durchschalten</text:span>.<text:span text:style-name="T64">– голос Блисеро спокоен и ровен.</text:span></text:p>
      <text:p text:style-name="P45">– <text:span text:style-name="T4">Luftlage klar</text:span>,– <text:span text:style-name="T233">откликается Макс от панели направления.</text:span></text:p>
      <text:p text:style-name="P127">Мориц нажимает кнопку с пометкой <text:span text:style-name="T58">vorstufe</text:span><text:span text:style-name="T57">: «</text:span><text:span text:style-name="T1">Ist durchgeschaltet</text:span><text:span text:style-name="T57">».</text:span></text:p>
      <text:p text:style-name="P151"><text:soft-page-break/>Пауза в 15 секунд пока кислородный бак набирает давление. </text:p>
      <text:p text:style-name="P151"><text:span text:style-name="T234">Свет вспыхивает на панели Морица.</text:span> </text:p>
      <text:p text:style-name="P133">Entlüftung. «Beluftung klar».</text:p>
      <text:p text:style-name="P134"><text:span text:style-name="T56">Загорается лампа зажигания: </text:span>Zundung. “Zundung klar. </text:p>
      <text:p text:style-name="P128">Затем, <text:span text:style-name="T4">«Vorstufe klar.» Vorstufe</text:span> <text:span text:style-name="T235">последняя позиция с которой М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text:s/>скомандовать </text:span><text:span text:style-name="T50">Hauptstufe</text:span><text:span text:style-name="T235">.</text:span></text:p>
      <text:p text:style-name="P129">Блисеро мастер. Он с самого начала научился впадать в транс, ожидая миг <text:span text:style-name="T236">озарения, который всегда приходит. Он никогд не говорил об этом вслух. </text:span></text:p>
      <text:p text:style-name="P135"><text:span text:style-name="T64">– </text:span>Hauptstufe.</text:p>
      <text:p text:style-name="P130"><text:span text:style-name="T5">– </text:span><text:span text:style-name="T4">Hauptstufe ist gegeben</text:span>.</text:p>
      <text:p text:style-name="P5">Панель задвинута насовсем.</text:p>
      <text:p text:style-name="P6">Два огонька заморгали. «Stecker 1 und 2 gefallen»,<text:span text:style-name="T64">– <text:s/>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остается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за исключением теперь как эротическую категорию, примерещившуюся в этом синем бушевании, в целях самовозбуждения.</text:span></text:p>
      <text:p text:style-name="P6"/>
      <text:p text:style-name="P136">Взлёт</text:p>
      <text:p text:style-name="P7">Этот взлёт будет выдан Гравитации. <text:span text:style-name="T237">Но двигатель Ракеты, глубоки крик сгорания, что разрывает душу, обещает спасение. Жертва, связанная для падения, возносится на обещании, пророчестве, Спасения….</text:span></text:p>
      <text:p text:style-name="P8">Двигаясь теперь к такому свету где наконец яблоко будет цвета яблока. Нож прорезает яблоко, как нож разрезающий яблоко. <text:span text:style-name="T238">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text:span text:style-name="T51">это сделано </text:span><text:span text:style-name="T52">из</text:span><text:span text:style-name="T51"> пощад</text:span><text:span text:style-name="T52">ы</text:span><text:span text:style-name="T51">, Блисеро хотел, чтобы мне было легче, он знал, что я попытаюсь хвататься—держаться за каждый голос, шум или треск</text:span><text:span text:style-name="T238">—</text:span></text:p>
      <text:p text:style-name="P9">Он думает про их любовь в иллюстрациях для детей в <text:span text:style-name="T239">на последних тонких страницах пролистанно захлопнутых, линия мягко, пассивно не завершается, пастельная нерешительность: волосы Блисеро </text:span><text:s/><text:span text:style-name="T240">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желающим-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жержать, это как будто засыпаешь—они начинают сливаться ХВАТАЙСЯ ты можешь удерживать достаточно чётко пояс для чулков оттянутый вниз к твоим ляжкам, белые резинки стройные как ноги оленёнка и острия чёрного… чёрного <text:s/>ХВАТАЙСЯ ты пропустил уже несколько из них, Готфрид, важных, которые нельзя пропускать… ты знаешь, это </text:span><text:span text:style-name="T53">последний раз…</text:span><text:span text:style-name="T240"> <text:s/>ХВАТАЙСЯ когда уже остановится рёв? </text:span><text:span text:style-name="T53">Brennschluss</text:span><text:span text:style-name="T240">, когда бывал </text:span><text:span text:style-name="T53">Brennschluss</text:span><text:span text:style-name="T240">, </text:span><text:span text:style-name="T53">не может чтобы так быстро…</text:span><text:span text:style-name="T240"> но выгоревшее хвосто-жерло качнулось поперёк солнца и в жёлтых волосах жертвы призрак Брокена, чья-то, чего-то тень отброшенная отсюда в яркое </text:span><text:soft-page-break/><text:span text:style-name="T240">солнце в темнеющее небо, в области золота, белизны, нарастающей тиши как под водой, когда Гравитация исчезает кратко… что эта смерть кроме как выбеливание, сведение белого в ультра-белый, кроме как отбеливатели, моющие средства, окислители, абразивы—</text:span><text:span text:style-name="T53">Streckefuss</text:span><text:span text:style-name="T240"> вот чем явилась она сегодня измученным мышцам юноши, но ещё точнее она Блиц, Бляйхероде, Белильный Бак, Блисеро, растягивает, разжижает Кавказскую бледность до отмены пигмента, меланина, спектра, отделённости от оттенка к оттенку, до того </text:span><text:span text:style-name="T53">бело что</text:span><text:span text:style-name="T240"> <text:s/>ХВАТАЙСЯ тот пёс был рыжим сеттером, голова последней собаки, добрая псина пришла проводить его </text:span><text:span text:style-name="T53">не могу вспомнить что значит красный</text:span><text:span text:style-name="T240">, голубь за которым он гонялся был шиферно-сизым, но они оба белые теперь рядом с каналом в ту ночь запах деревьев </text:span><text:span text:style-name="T53">о, я не хочу терять ту ночь</text:span><text:span text:style-name="T240"> <text:s/>ХВАТАЙСЯ волна между домов, поперёк улицы, оба дома корабли, один уходит в далёкое, важное плавание, и машут вслед так легко и приязненно <text:s/>ХВАТАЙСЯ последнее слово от Блисеро: «Край вечера… длинная дуга людей , загадывают желание на первой звезде…. Всегда помни тех мужжчин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text:span></text:p>
      <text:p text:style-name="P10">Помни всегда.</text:p>
      <text:p text:style-name="P11">Первая звезда висит у него меж ступней.</text:p>
      <text:p text:style-name="P16">Пора<text:span text:style-name="T64">—</text:span></text:p>
      <text:p text:style-name="P4"/>
      <text:p text:style-name="P137">Спуск</text:p>
      <text:p text:style-name="P12">Ритмичное прихлопыванье отдаётся между этих стен, <text:span text:style-name="T241">которые тверды и блестящи как уголь: Да-</text:span><text:span text:style-name="T54">вай</text:span><text:span text:style-name="T241">! Начи-</text:span><text:span text:style-name="T54">най</text:span><text:span text:style-name="T241">! Да-</text:span><text:span text:style-name="T54">вай</text:span><text:span text:style-name="T241">! Начи-</text:span><text:span text:style-name="T54">най</text:span><text:span text:style-name="T241">! Экран неясная страница раскрытая перед нами, белая и немая. Плёнка порвалась, или перегорела лампа в проекторе. Трудно даже для нас, давних любителей, 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достаточно светлом, чтобы сказать ему, что он никогда не умрёт, вышедшего загадать на первой звезде. Но это была </text:span><text:span text:style-name="T54">не звезда</text:span><text:span text:style-name="T241">, это падало, яркий ангел смерти. А в потемнении и жуткой шири экрана что-то удержалось, фильм, который мы не научились видеть… сейчас это ближний план лица, лица, что все мы знаем—</text:span></text:p>
      <text:p text:style-name="P13">И оно прямо здесь, прямо в этом тёмном и немом кадре, <text:span text:style-name="T242">куда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последнюю деьта-t.</text:span></text:p>
      <text:p text:style-name="P14">Остаётся время, если ищете утешения, приконутьс к сидящему рядом, или дотянуться между своих похолоделых ног.. <text:span text:style-name="T243">или если вам должна быть песня, вот одна которой Они никогда не обучали, гимн Вильяма Слотропа забытый веками и не печатаный, что исполняется на простой и приятный мотив того же периода. Придерживайтесь метронома:</text:span></text:p>
      <text:p text:style-name="P14"/>
      <text:p text:style-name="P193">Есть Рука перевернуть время,</text:p>
      <text:p text:style-name="P194"><text:span text:style-name="T244">Что</text:span> в Стекле <text:span text:style-name="T244">течёт сегодня,</text:span></text:p>
      <text:p text:style-name="P195">Покуда свет сравнявший Башни</text:p>
      <text:p text:style-name="P196">Найдёт Отринутых всех до одного…</text:p>
      <text:p text:style-name="P197">Пока Всадники спять у каждой из дорог,</text:p>
      <text:p text:style-name="P197">По всей нашей изувеченной Зоне,</text:p>
      <text:p text:style-name="P197">С лицом на каждом горном склоне</text:p>
      <text:p text:style-name="P197">И с Душою в каждом камешке….</text:p>
      <text:p text:style-name="P15">И теперь вместе<text:span text:style-name="T64">—</text:span></text:p>
      <text:p text:style-name="P4"><draw:frame draw:style-name="fr1" draw:name="Image14" text:anchor-type="paragraph" svg:width="6.9252in" svg:height="0.3661in" draw:z-index="2"><draw:image xlink:href="Pictures/1000000000000B720000009B428C9716555D8079.png" xlink:type="simple" xlink:show="embed" xlink:actuate="onLoad" loext:mime-type="image/png"/></draw:frame></text:p>
      <text:p text:style-name="P4"/>
      <text:p text:style-name="P4"><text:soft-page-break/></text:p>
      <text:p text:style-name="P4"/>
      <text:p text:style-name="P2">– </text:p>
      <text:p text:style-name="P1">—</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8-06T19:07:02.365960631</dc:date>
    <meta:editing-duration>P30DT9H13M33S</meta:editing-duration>
    <meta:editing-cycles>16075</meta:editing-cycles>
    <meta:generator>LibreOffice/6.1.5.2$Linux_X86_64 LibreOffice_project/10$Build-2</meta:generator>
    <meta:document-statistic meta:table-count="0" meta:image-count="3" meta:object-count="0" meta:page-count="20" meta:paragraph-count="193" meta:word-count="10070" meta:character-count="68511" meta:non-whitespace-character-count="58571"/>
  </office:meta>
</office:document-meta>
</file>